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27801 bp</text:p>
      <text:p text:style-name="Preformatted_20_Text">Sequence 2: Masked <text:s text:c="4"/>278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2</text:p>
      <text:p text:style-name="Preformatted_20_Text">Guide tree file created: <text:s text:c="2"/><text:a xlink:type="simple" xlink:href="https://www.genome.jp/tools-bin/pushfile?220404215422XtgG8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528219</text:p>
      <text:p text:style-name="Preformatted_20_Text">Alignment Score 148667</text:p>
      <text:p text:style-name="Preformatted_20_Text"/>
      <text:p text:style-name="Preformatted_20_Text">CLUSTAL-Alignment file created <text:s/><text:a xlink:type="simple" xlink:href="https://www.genome.jp/tools-bin/pushfile?220404215422XtgG8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15422XtgG8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GCTGGCTAAGAATTGTTTGTTTCACAGGTTCCTAACATAGCTGTTTGACAGCGTTCTCTT</text:p>
      <text:p text:style-name="Preformatted_20_Text">Masked <text:s text:c="9"/>GCTGGCTAAGAATTGTTTGTTTCACAGGTTCCTAACATAGCTGTTTGACAGCGTT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TTTCTGTAGCATCTTGTGTCTCAGGCCTGTTCAACATGAGTTGCTCCTCATTAAG</text:p>
      <text:p text:style-name="Preformatted_20_Text">Masked <text:s text:c="9"/>AAGTCTTTCTGTAGCATCTTGTGTCTCAGGCCTGTTCAACATGAGTTGCTCCTC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AGCTGACTTAAGCGTTTCCTGCTACTAATGTGGACAGCCAACAAGAATAAATAAA</text:p>
      <text:p text:style-name="Preformatted_20_Text">Masked <text:s text:c="9"/>TTCTCAGCTGACTTAAGCGTTTCCTGCTACTAATGTGGACAGCCAACAAGAATA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TATTTTCTGTCTTAGGTAGCTGTCAGCCATAATTTTTTGCTGAATAATTTAGAGT</text:p>
      <text:p text:style-name="Preformatted_20_Text">Masked <text:s text:c="9"/>TAGGATATTTTCTGTCTTAGGTAGCTGTCAGCCATAATTTTTTGCTGAATAATTT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CTTGCTTCCTTAAATCATTTGTTACTGGCATTGATTAGTAGCTTGAAAAATGCTT</text:p>
      <text:p text:style-name="Preformatted_20_Text">Masked <text:s text:c="9"/>AAGTTCTTGCTTCCTTAAATCATTTGTTACTGGCATTGATTAGTAGCTTGAAAAATGC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GGAAGGCAGTTCATTTCCATATTGAAGTATAGGCCTTCAAAGAATCTCTTTTGGCT</text:p>
      <text:p text:style-name="Preformatted_20_Text">Masked <text:s text:c="9"/>ATTTGGAAGGCAGTTCATTTCCATATTGAAGTATAGGCCTTCAAAGAATCT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AATGTGATTTAGTATTTGGAGATACTGTCTAATCTAAAACTTAAAAAAATCTA</text:p>
      <text:p text:style-name="Preformatted_20_Text">Masked <text:s text:c="9"/>GCAAGGAAATGTGATTTAGTATTTGGAGATACTGTCTAATCTAAAACTTAAAAAA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AGTGCTTAAGTGAAGGGCTACTCTTTTAAATACACTATACATTTGAAATCAGCA</text:p>
      <text:p text:style-name="Preformatted_20_Text">Masked <text:s text:c="9"/>TTCTTTAGTGCTTAAGTGAAGGGCTACTCTTTTAAATACACTATACATTTGA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TTTAGGAGCTTTTCAGGCTAAAATTAATAGCCCTATGATGCTGGGGCTTGAC</text:p>
      <text:p text:style-name="Preformatted_20_Text">Masked <text:s text:c="9"/>AATAATCATTTAGGAGCTTTTCAGGCTAAAATTAATAGCCCTATGATGCTGGGG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ATAAGATCAATAAATTATAAAAAACTTGGGTTGTAAGGGACCTGTTGTGGGT</text:p>
      <text:p text:style-name="Preformatted_20_Text">Masked <text:s text:c="9"/>AAAAGCTGATAAGATCAATAAATTATAAAAAACTTGGGTTGTAAGGGACCTGTTGT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TTGCCATCCACTAGATCAGGCTGCCCAGGGCCTCATCCAGTCTGGCACTGAACACC</text:p>
      <text:p text:style-name="Preformatted_20_Text">Masked <text:s text:c="9"/>AGGGTTGCCATCCACTAGATCAGGCTGCCCAGGGCCTCATCCAGTCTGGCACTGNNNNNN</text:p>
      <text:p text:style-name="Preformatted_20_Text"><text:s text:c="16"/>****************************************************** <text:s text:c="5"/></text:p>
      <text:p text:style-name="Preformatted_20_Text"/>
      <text:p text:style-name="Preformatted_20_Text">Unmasked <text:s text:c="7"/>TCCAGGGATGGGGCATCCATTGCTCTCTGGACAGCCTGTATCAGTGCCTCATCACC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TAAAGAATTTCCACCTAACATACATCTCACTTATTTTAGATTTAAAGCCAT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ACTATCACTGTCAGACCATGTAAAAAGTTGTTTTTTTCCTTTCTGTTTATAA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TAAATACTGGAAGGCTGCAAAGAGGTCTCCCTGGAGCCTTCTCTTCTCCAGT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CCAGCTCCCTCTGTATTTATTCATAGGAGAAATGCTCCGACCCTCTGAGGA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GGCCTCCTCTGAACCTGCTCTGAAAACTCCACATGTTGTTGATCACTGATCATTGT</text:p>
      <text:p text:style-name="Preformatted_20_Text">Masked <text:s text:c="9"/>NNNNNNNNNNNNNNNNNNNNNNNNNNNNNNNNNNNNNNGTTGTTGATCACTGATCATTGT</text:p>
      <text:p text:style-name="Preformatted_20_Text"><text:s text:c="54"/>**********************</text:p>
      <text:p text:style-name="Preformatted_20_Text"/>
      <text:p text:style-name="Preformatted_20_Text">Unmasked <text:s text:c="7"/>TAGAAGGACCTCTTAGAGACTGGTTGGAGATGCTTGCTGGTTGGTTAACTGAGCTTAAAT</text:p>
      <text:p text:style-name="Preformatted_20_Text">Masked <text:s text:c="9"/>TAGAAGGACCTCTTAGAGACTGGTTGGAGATGCTTGCTGGTTGGTTAACTGAG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TTATTCTGACTTACCTTCTGTCTTAAAGAACAATCATTTCTGTTGGTATATATA</text:p>
      <text:p text:style-name="Preformatted_20_Text">Masked <text:s text:c="9"/>AGCCATTTATTCTGACTTACCTTCTGTCTTAAAGAACAATCATTTCTGTTGGTAT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TGAAGCTAATGAAGAAACTACAACATTACAAGCATCCGTGTCTCATGTTCTT</text:p>
      <text:p text:style-name="Preformatted_20_Text">Masked <text:s text:c="9"/>GCATTAGTTGAAGCTAATGAAGAAACTACAACATTACAAGCATCCGTGTCTCATGTTC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TCAACAAATGAGTTTTATGTCAAGGATCATTTTACTGCAGACTCTAGCTTAGGGTCAA</text:p>
      <text:p text:style-name="Preformatted_20_Text">Masked <text:s text:c="9"/>GCTCAACAAATGAGTTTTATGTCAAGGATCATTTTACTGCAGACTCTAGCTTAGG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TTCTGGGGAAAGAGTTGTTTAAGGGCAATAGGTAGGGTAGTGAGACTGTGTGATA</text:p>
      <text:p text:style-name="Preformatted_20_Text">Masked <text:s text:c="9"/>CAGGCTTCTGGGGAAAGAGTTGTTTAAGGGCAATAGGTAGGGTAGTGAGACTGTGT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AGGCACTGCAGCCGCTGCTGGAAGTGTTTACTACTAGTATATGTGTTTACAATAG</text:p>
      <text:p text:style-name="Preformatted_20_Text">Masked <text:s text:c="9"/>TAGATAGGCACTGCAGCCGCTGCTGGAAGTGTTTACTACTAGTATATGTGTTTAC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TGACAGTGGAAGGTCTGAGGCATCAGAGCCAGGCAGGGTAAGCTGAGAGTAAAAAG</text:p>
      <text:p text:style-name="Preformatted_20_Text">Masked <text:s text:c="9"/>TTAGTGACAGTGGAAGGTCTGAGGCATCAGAGCCAGGCAGGGTAAGCTGAGAGT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CCAAAAACCCTGCGATTACTGAGCCGTTGAAAATTGAATGGTTAGAAACATACA</text:p>
      <text:p text:style-name="Preformatted_20_Text">Masked <text:s text:c="9"/>GATTGTCCAAAAACCCTGCGATTACTGAGCCGTTGAAAATTGAATGGTTAGAAA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GATTCAGTATCTCAGTAACAGCTTACTTCATATGTAACCTGAACATATAATAAATA</text:p>
      <text:p text:style-name="Preformatted_20_Text">Masked <text:s text:c="9"/>CGTCGATTCAGTATCTCAGTAACAGCTTACTTCATATGTAACCTGAACATATAA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TGAAAGTTGAAGAGACTGGTATATCTTCCTTGTCCAAAATGCAGCTTTCTCAGGT</text:p>
      <text:p text:style-name="Preformatted_20_Text">Masked <text:s text:c="9"/>GTACTTGAAAGTTGAAGAGACTGGTATATCTTCCTTGTCCAAAATGCAGCTTTCT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AATCAGGTTACATTTGTTTTATCTCCTGCTGCGTTTATATGAGGAAAGGGCATC</text:p>
      <text:p text:style-name="Preformatted_20_Text">Masked <text:s text:c="9"/>TTTTGGAATCAGGTTACATTTGTTTTATCTCCTGCTGCGTTTATATGAGGAAAGGG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GTAGAGGGCAATGCACTGCATGCAACAGAAGCCCCGTCACACTGTGGAAAATGC</text:p>
      <text:p text:style-name="Preformatted_20_Text">Masked <text:s text:c="9"/>ATTAGAGTAGAGGGCAATGCACTGCATGCAACAGAAGCCCCGTCACACTGTGGA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CTAATCAGGTGGTTGCAGGAGGTCCCACTGTAGTACAGAGGCAGCAGCATTAA</text:p>
      <text:p text:style-name="Preformatted_20_Text">Masked <text:s text:c="9"/>ACATCTGCTAATCAGGTGGTTGCAGGAGGTCCCACTGTAGTACAGAGGCAGCAGC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GAAGGGTGCAGGGGGAGAGCTGCCTTGGAGTGGATGGATACTCAGCATGAAAGGCC</text:p>
      <text:p text:style-name="Preformatted_20_Text">Masked <text:s text:c="9"/>CCTGGAAGGGTGCAGGGGGAGAGCTGCCTTGGAGTGGATGGATACTCAGCATGAA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TGAAATTACAAATAGTAATCCAGGCAAGTTAGACTTCAGTATCTCATCACTCTTC</text:p>
      <text:p text:style-name="Preformatted_20_Text">Masked <text:s text:c="9"/>AAATCTGAAATTACAAATAGTAATCCAGGCAAGTTAGACTTCAGTATCTCATCAC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ATGCAGCATTGCTACCTGTGAAGATACGGTCACCCAAAATTATTGGCCTTGGTTTT</text:p>
      <text:p text:style-name="Preformatted_20_Text">Masked <text:s text:c="9"/>TGCTATGCAGCATTGCTACCTGTGAAGATACGGTCACCCAAAATTATTGGCCTT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GACAAGTCATCCTACAGTGCTTTGGTATGTACAATCTAAGTGTCAAGAGACAC</text:p>
      <text:p text:style-name="Preformatted_20_Text">Masked <text:s text:c="9"/>TAAAATGGACAAGTCATCCTACAGTGCTTTGGTATGTACAATCTAAGTGTCAAGAG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ATAACGTGATAGCTTTTCACTTACTGAGAGCCAGGATTTCATAGCGTTTGAA</text:p>
      <text:p text:style-name="Preformatted_20_Text">Masked <text:s text:c="9"/>ATTTTTCTATAACGTGATAGCTTTTCACTTACTGAGAGCCAGGATTTCATAGCGTTTG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TGGGCACTAAAATGAAGAGTCACACTGGAAATTATAGGTCTCCATCTGAAACCAAACT</text:p>
      <text:p text:style-name="Preformatted_20_Text">Masked <text:s text:c="9"/>GTTGGGCACTAAAATGAAGAGTCACACTGGAAATTATAGGTCTCCATCTGAAAC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GCATTACACTCAGCAAGGTATAAATACTCAAAGAGCTAAGCACTTGCTTGCTTT</text:p>
      <text:p text:style-name="Preformatted_20_Text">Masked <text:s text:c="9"/>AGCAAAGCATTACACTCAGCAAGGTATAAATACTCAAAGAGCTAAGCACTTGCT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ACTATAAGTTAGCCTACTAGCAAATAACATGTTTATTCATGAGCTTTCTTTTAAC</text:p>
      <text:p text:style-name="Preformatted_20_Text">Masked <text:s text:c="9"/>TTCCAACTATAAGTTAGCCTACTAGCAAATAACATGTTTATTCATGAGCTTTCT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AAAGCATTTAGACATTTGTTTAGGCTTAAAGACAACTCCACAAGCTTAATACGCT</text:p>
      <text:p text:style-name="Preformatted_20_Text">Masked <text:s text:c="9"/>TCAGGAAAGCATTTAGACATTTGTTTAGGCTTAAAGACAACTCCACAAGCTTAATAC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TTAGAAAGTCATATTGAAGCATTATGCCAATTTGAGATGTGCTGGTATGCCTTT</text:p>
      <text:p text:style-name="Preformatted_20_Text">Masked <text:s text:c="9"/>CAGAAATTAGAAAGTCATATTGAAGCATTATGCCAATTTGAGATGTGCTGGTA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AGTATGAAGGTCATGGCCACGATCTGAAAAGGGTAACTCTGTGTGTAATTGTTT</text:p>
      <text:p text:style-name="Preformatted_20_Text">Masked <text:s text:c="9"/>GCTTCAAGTATGAAGGTCATGGCCACGATCTGAAAAGGGTAACTCTGTGTGTAAT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CTCTTCAATAACATGACCCACCAGAAGAGCAGGAGCATGCACAAATGAATATCTGA</text:p>
      <text:p text:style-name="Preformatted_20_Text">Masked <text:s text:c="9"/>GATTCTCTTCAATAACATGACCCACCAGAAGAGCAGGAGCATGCACAAATGAATA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TTTCTCATGTAATTTTAAGCCAGCAAAGAAAAGTTAGGCAGTTGTTAATCAAAGT</text:p>
      <text:p text:style-name="Preformatted_20_Text">Masked <text:s text:c="9"/>GGTTTTTTCTCATGTAATTTTAAGCCAGCAAAGAAAAGTTAGGCAGTTGTTAA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TACTTCTATGAAAGAGGCAGAAAACAGCTAGAAAATGCTTCCAAAATATTGATC</text:p>
      <text:p text:style-name="Preformatted_20_Text">Masked <text:s text:c="9"/>AACAAGTACTTCTATGAAAGAGGCAGAAAACAGCTAGAAAATGCTTCCAAAATATT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TTTAAATACAAACTCAAACGTGATTTTAGTATGCTGCTCAGGGCTATATTGGCAT</text:p>
      <text:p text:style-name="Preformatted_20_Text">Masked <text:s text:c="9"/>TACAATTTAAATACAAACTCAAACGTGATTTTAGTATGCTGCTCAGGGCTATATTGGCAT</text:p>
      <text:p text:style-name="Preformatted_20_Text"><text:s text:c="16"/>************************************************************</text:p>
      <text:p text:style-name="Preformatted_20_Text"><office:annotation office:name="__Annotation__3900_841476880"><dc:creator>Unknown Author</dc:creator><dc:date>2022-04-08T12:10:23.848689125</dc:date><text:p text:style-name="P3"><text:span text:style-name="T2">EXON2</text:span></text:p></office:annotation></text:p>
      <text:p text:style-name="Preformatted_20_Text">Unmasked <text:s text:c="7"/>GTGGGTTTTTTTGACAG<text:span text:style-name="T1">CTTTTCAGAAAAAGCTTTTCTCAGGGGGATGAGAGTACTGAAG</text:span></text:p>
      <text:p text:style-name="Preformatted_20_Text">Masked <text:s text:c="9"/>GTGGGTTTTTTTGACAG<text:span text:style-name="T1">CTTTTCAGAAAAAGCTTTTCTCAGGGGGATGAGAGTACTGA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TACCTCCAATAGAGAGAAAGATGAGCAGCTGGAGCACATCGGTGCATTGTGACCCC</text:span></text:p>
      <text:p text:style-name="Preformatted_20_Text">Masked <text:s text:c="9"/><text:span text:style-name="T1">GCTGTACCTCCAATAGAGAGAAAGATGAGCAGCTGGAGCACATCGGTGCATTGTGACC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AGGGTAAGCTGT</text:span>AGCTGAATGTCATCATACCAAAACAACAATCAAAAAAGCATTAT</text:p>
      <text:p text:style-name="Preformatted_20_Text">Masked <text:s text:c="9"/><text:span text:style-name="T1">TGTAAGGGTAAGCTGT</text:span>AGCTGAATGTCATCATACCAAAACAACAATCAAAAAAGCATTAT</text:p>
      <text:p text:style-name="Preformatted_20_Text"><text:s text:c="16"/>************************************************************</text:p>
      <text:p text:style-name="Preformatted_20_Text"><office:annotation-end office:name="__Annotation__3900_841476880"/></text:p>
      <text:p text:style-name="Preformatted_20_Text">Unmasked <text:s text:c="7"/>CAGTTTATGGGAAAATATCAAATTGCAGCTCCTAAAATAGCAGGTTTGTGATTTGATGAA</text:p>
      <text:p text:style-name="Preformatted_20_Text">Masked <text:s text:c="9"/>CAGTTTATGGGAAAATATCAAATTGCAGCTCCTAAAATAGCAGGTTTGTGATTT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TAATCATTTCAGACCTGAAACCACAATAATAAGGGAAGACTGTGCCCCGATGTAC</text:p>
      <text:p text:style-name="Preformatted_20_Text"><text:soft-page-break/>Masked <text:s text:c="9"/>ACCCATAATCATTTCAGACCTGAAACCACAATAATAAGGGAAGACTGTGCCCCGAT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TTGTCAAGTACTCACATTGGAAATTTCTGTGGGAAGAAATAGATTTTATGGCCAC</text:p>
      <text:p text:style-name="Preformatted_20_Text">Masked <text:s text:c="9"/>ACTGCTTGTCAAGTACTCACATTGGAAATTTCTGTGGGAAGAAATAGATTTTATGG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TATTCCTATTAAGAACACTACTTTTTCCCCTTTTAAACATTACAGAAGCAATCTT</text:p>
      <text:p text:style-name="Preformatted_20_Text">Masked <text:s text:c="9"/>GTGGATATTCCTATTAAGAACACTACTTTTTCCCCTTTTAAACATTACAGAAGCA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CTAGAATAGATTTGTCTTTCCTTAGAGATCTCTTTTCAGAGTACAAAAAAAAATG</text:p>
      <text:p text:style-name="Preformatted_20_Text">Masked <text:s text:c="9"/>TTCAACTAGAATAGATTTGTCTTTCCTTAGAGATCTCTTTTCAGAGTACAAAAA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CTTGAAACCAAATAAAATATTTATGATGTATTTCCTCCCAGGATTCAAAATAATT</text:p>
      <text:p text:style-name="Preformatted_20_Text">Masked <text:s text:c="9"/>AAAGACTTGAAACCAAATAAAATATTTATGATGTATTTCCTCCCAGGATTCA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GAAATAATGAGATAAATAAATAGATAATGTAAGCATCTCTACATAGTTGCGAAGATTTTT</text:p>
      <text:p text:style-name="Preformatted_20_Text">Masked <text:s text:c="9"/>NNNNNNNNNNNNNNNNNNNNNNNNNNNTGTAAGCATCTCTACATAGTTGCGAAGATTTTT</text:p>
      <text:p text:style-name="Preformatted_20_Text"><text:s text:c="43"/>*********************************</text:p>
      <text:p text:style-name="Preformatted_20_Text"/>
      <text:p text:style-name="Preformatted_20_Text">Unmasked <text:s text:c="7"/>TTTTTTTTTTTAACAACATAAGCTGTCCCAGCAGACTTTCAACCAATAATTTCACTGAAG</text:p>
      <text:p text:style-name="Preformatted_20_Text">Masked <text:s text:c="9"/>TTTTTTTTTTTAACAACATAAGCTGTCCCAGCAGACTTTCAACCAATAATTTCAC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AATTTTAAAAAGTTATACGTTCAGCTGAAAATTCCTTAGTTCTGGAGGTTCTCT</text:p>
      <text:p text:style-name="Preformatted_20_Text">Masked <text:s text:c="9"/>ATGCTTAATTTTAAAAAGTTATACGTTCAGCTGAAAATTCCTTAGTTCTGGAGGTTCTCT</text:p>
      <text:p text:style-name="Preformatted_20_Text"><text:s text:c="16"/>************************************************************</text:p>
      <text:p text:style-name="Preformatted_20_Text"><office:annotation office:name="__Annotation__3901_841476880"><dc:creator>Unknown Author</dc:creator><dc:date>2022-04-08T12:10:42.937455226</dc:date><text:p text:style-name="P3"><text:span text:style-name="T2">EXON3</text:span></text:p></office:annotation></text:p>
      <text:p text:style-name="Preformatted_20_Text">Unmasked <text:s text:c="7"/>TTTCTCTCTAAGCATATTAAAACTTTTATTAATATTTCAAA<text:span text:style-name="T1">TTTCATACCAGAAGTGTTG</text:span></text:p>
      <text:p text:style-name="Preformatted_20_Text">Masked <text:s text:c="9"/>TTTCTCTCTAAGCATATTAAAACTTTTATTAATATTTCAAA<text:span text:style-name="T1">TTTCATACCAGAAGT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GTTTCAGACAGTTTGGCAGAAAAACATGAC</text:span>TGGCAGACGAGAAGCTGGACATGAGCC</text:p>
      <text:p text:style-name="Preformatted_20_Text">Masked <text:s text:c="9"/><text:span text:style-name="T1">AAGGTTTCAGACAGTTTGGCAGAAAAACATGAC</text:span>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AGCAGTGTGCGCCTGCAGCCCGAATGGACCAACTGTGTTCTGGGCTGCATTAACAG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GCAGCAGGGAGAGGGAGGTGGTTGTTCCCCTCAGCTCCTGTGAGGCCCCATC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CTGTGTCCAGGCCAGGGACCCCCAGCACAGGAAAGACACAGAGCTTTTGGAAC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AGGAGGGCCACTAAGATGATCAGAGAGCTGGAGCACCTCTCATAGAGGAAA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AATTGGGCTTGTTTAGCTTGGAGAAGAGAAGGCTCTGGGGAGACCTCATTGT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CCAGTACTTAAAGGGAGCCAATGAACAGGAGGGGAAATGACTGTTTACATGGAT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ATAGGATAAGGGAGAATGGTTTAAAACTGAAACAGGGGAGGTTTAGGTTAGA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GAAGTTTTTCACACAGAGTGGTGACACACTGGAACAGGTTGCCCAAAGAGG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GCTCCATCCATGGAGGCATTCAAGGCCAGGCTGGATGTGGCTCTGGGCAGCC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TGGTTGGCGACACTGCACACAGGAGTGGGGTTGAACTCAATGATCTTTGTGG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AACCCAGGCCATTCTATGAT<text:span text:style-name="T1">ATGCTACGCAGAGCTGTGAAATTGACCATGTCCGTC</text:span></text:p>
      <text:p text:style-name="Preformatted_20_Text">Masked <text:s text:c="9"/>NNNNNNNNNNNNNNNNNNNNNNNN<text:span text:style-name="T1">ATGCTACGCAGAGCTGTGAAATTGACCATGTCCGTC</text:span></text:p>
      <text:p text:style-name="Preformatted_20_Text"><text:s text:c="40"/>************************************</text:p>
      <text:p text:style-name="Preformatted_20_Text"/>
      <text:p text:style-name="Preformatted_20_Text">Unmasked <text:s text:c="7"/><text:span text:style-name="T1">TCACAAAACCAGAACCAGACTGGCACTGACTTTCAATGTAAATCTG</text:span>TTAGGTTTGTTTTT</text:p>
      <text:p text:style-name="Preformatted_20_Text">Masked <text:s text:c="9"/><text:span text:style-name="T1">TCACAAAACCAGAACCAGACTGGCACTGACTTTCAATGTAAATCTG</text:span>TTAGGTTTGTTTTT</text:p>
      <text:p text:style-name="Preformatted_20_Text"><text:s text:c="16"/>************************************************************<office:annotation-end office:name="__Annotation__3901_841476880"/></text:p>
      <text:p text:style-name="Preformatted_20_Text"/>
      <text:p text:style-name="Preformatted_20_Text">Unmasked <text:s text:c="7"/>GTTCCATAGTGAGTTGTGTTATAATTCAGCAAAGCATGCTTTACTCAGTTCTATGAAGAA</text:p>
      <text:p text:style-name="Preformatted_20_Text">Masked <text:s text:c="9"/>GTTCCATAGTGAGTTGTGTTATAATTCAGCAAAGCATGCTTTACTCAGTTCTAT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CCAGTTTCTATTTAAGTCAAACTGAATATACAAAAACGGGCATATGTTTCAGTG</text:p>
      <text:p text:style-name="Preformatted_20_Text">Masked <text:s text:c="9"/>GTTCACCCAGTTTCTATTTAAGTCAAACTGAATATACAAAAACGGGCATATGTT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ACTAGGGAATGCTTTCCCTAAACAGTGCTTTAATGCTAGAGATTAAAGAAAGT</text:p>
      <text:p text:style-name="Preformatted_20_Text">Masked <text:s text:c="9"/>ATTTTCTACTAGGGAATGCTTTCCCTAAACAGTGCTTTAATGCTAGAGATTAAAG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GTATGTAGATGTGTGGGTTGCAAAGCCCAAACCAAAACATGCAAAATACTTAAGA</text:p>
      <text:p text:style-name="Preformatted_20_Text">Masked <text:s text:c="9"/>ATCCAGTATGTAGATGTGTGGGTTGCAAAGCCCAAACCAAAACATGCAAAATACT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GTACATTCCTCTGATCTCTCATTATAACTTTGGTCAGATTTAAATTCTTTTCCTG</text:p>
      <text:p text:style-name="Preformatted_20_Text">Masked <text:s text:c="9"/>AAAGGGTACATTCCTCTGATCTCTCATTATAACTTTGGTCAGATTTAAATTC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CACTCAGTGTTTTTTAAACTATCCATAATAGGAGTGTTTTTTTCTTCTAGCAT</text:p>
      <text:p text:style-name="Preformatted_20_Text">Masked <text:s text:c="9"/>ATTTTTTCACTCAGTGTTTTTTAAACTATCCATAATAGGAGTGTTTTTTTCTTCT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CTACCTCGTATACAATAACTGTTTTATGAAAAATCACTGAGAAAAATATAGGAC</text:p>
      <text:p text:style-name="Preformatted_20_Text">Masked <text:s text:c="9"/>ACATTTCTACCTCGTATACAATAACTGTTTTATGAAAAATCACTGAGAAAAATATA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AAAACTAATGAAATGGATATGGAGGCTTAGTGTCTAAGGTGATACGGTACATGC</text:p>
      <text:p text:style-name="Preformatted_20_Text">Masked <text:s text:c="9"/>TGAAGGAAAACTAATGAAATGGATATGGAGGCTTAGTGTCTAAGGTGATACGGTACATG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TCTGGGAACAAGGAAGCTGCTAGATTCAAAGATCGGAATTTGTAAAGCAATACAGGCA</text:p>
      <text:p text:style-name="Preformatted_20_Text">Masked <text:s text:c="9"/>CATCTGGGAACAAGGAAGCTGCTAGATTCAAAGATCGGAATTTGTAAAGCAATAC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TATGAATTAATGTAATTTTCAAGATATATCACAAAAATAAAGTCGCATGAGTTAA</text:p>
      <text:p text:style-name="Preformatted_20_Text">Masked <text:s text:c="9"/>TGGTATATGAATTAATGTAATTTTCAAGATATATCACAAAAATAAAGTCGCATGA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ATACCACTAATCAAAACAGAAAAGGTAAGATGATAGATGAATTTATAGTCATTGT</text:p>
      <text:p text:style-name="Preformatted_20_Text">Masked <text:s text:c="9"/>TGGTAATACCACTAATCAAAACAGAAAAGGTAAGATGATAGATGAATTTATAG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GTCTTTTTTTTCAACTACTGAAAAGTCCAAATATAGAATGAAAAATTAGAAAGAA</text:p>
      <text:p text:style-name="Preformatted_20_Text">Masked <text:s text:c="9"/>TGATAGTCTTTTTTTTCAACTACTGAAAAGTCCAAATATAGAATGAAAAATTAG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TAATTATTAGTTCACAGCCATTGCATGACACCTACAGGTGAGTTAATTTATATC</text:p>
      <text:p text:style-name="Preformatted_20_Text">Masked <text:s text:c="9"/>TGTGTTTAATTATTAGTTCACAGCCATTGCATGACACCTACAGGTGAGTTAATTT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ATGTTGTTTTATTATGATGGAGCTATATTTATCTCAAATCTTTAAAAAACAAGTC</text:p>
      <text:p text:style-name="Preformatted_20_Text">Masked <text:s text:c="9"/>AGCATATGTTGTTTTATTATGATGGAGCTATATTTATCTCAAATCTTTAAAAAACA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AATTCTGTTAGATAGATAACCTATGGTATCTAGCCTCAGTACAATTATTTTT</text:p>
      <text:p text:style-name="Preformatted_20_Text">Masked <text:s text:c="9"/>TACAACAAAATTCTGTTAGATAGATAACCTATGGTATCTAGCCTCAGTACAAT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TACTTTAGAACACCAACTATTACAGTTCATATCCTCCAAACAGCAAGAATTCAAA</text:p>
      <text:p text:style-name="Preformatted_20_Text">Masked <text:s text:c="9"/>TCTCTTACTTTAGAACACCAACTATTACAGTTCATATCCTCCAAACAGCAAGAA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CAGAAATAATTCTTTGTTGATATTGAGTTAATATTTTCCTGTATTCTCCTAAAAC</text:p>
      <text:p text:style-name="Preformatted_20_Text">Masked <text:s text:c="9"/>CAAATCAGAAATAATTCTTTGTTGATATTGAGTTAATATTTTCCTGTATTCTCC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AAAACAATAATATATTAATGAAAAAGAGTATAGAAACAATTAGAAGAAATAATA</text:p>
      <text:p text:style-name="Preformatted_20_Text">Masked <text:s text:c="9"/>ACAATTAAAACAATAATATATTAATGAAAAAGAGTATAGAAACAATTAGAAGAAA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GTAATAGAGTGCAGTTCTCCCACGAGTTACTTTTCTTAGCTATCTCAGTAAAC</text:p>
      <text:p text:style-name="Preformatted_20_Text">Masked <text:s text:c="9"/>ACATTTTGTAATAGAGTGCAGTTCTCCCACGAGTTACTTTTCTTAGCTATCTCAG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TTAAATTTAGCAATATGGCTTTTTATTATTATTATTTGAAGAAAGGAAAGTGAA</text:p>
      <text:p text:style-name="Preformatted_20_Text">Masked <text:s text:c="9"/>TAAAAATTAAATTTAGCAATATGGCTTTTTATTATTATTATTTGAAGAAAGGAAA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CTCGTTAAGTAATGAAAGAATAAAAAGGGAAAGATCTCAGTGAAGAATAGCTGGG</text:p>
      <text:p text:style-name="Preformatted_20_Text">Masked <text:s text:c="9"/>AATTGCTCGTTAAGTAATGAAAGAATAAAAAGGGAAAGATCTCAGTGAAGAATAGCTGG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3902_841476880"><dc:creator>Unknown Author</dc:creator><dc:date>2022-04-08T12:10:56.474439252</dc:date><text:p text:style-name="P3"><text:span text:style-name="T2">EXON4</text:span></text:p></office:annotation>Unmasked <text:s text:c="7"/>AGTATCATTTAAAGTCTATCTGGAAAAAATGTATATTTTTATATTAG<text:span text:style-name="T1">GTTGATGCATGAA</text:span></text:p>
      <text:p text:style-name="Preformatted_20_Text">Masked <text:s text:c="9"/>AGTATCATTTAAAGTCTATCTGGAAAAAATGTATATTTTTATATTAG<text:span text:style-name="T1">GTTGATGC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CCAATTTGTGTGTAAGAAAGATGATGACTATTGAGATTTTTCTAATGAACTGTAAAT</text:span></text:p>
      <text:p text:style-name="Preformatted_20_Text">Masked <text:s text:c="9"/><text:span text:style-name="T1">GTGCCAATTTGTGTGTAAGAAAGATGATGACTATTGAGATTTTTCTAATGAACTGTAAAT</text:span>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<text:span text:style-name="T1">TTGTACCACAGTTGCCATGTCATAATGATCACATTGACAGGCAGGAAGTTGGCAGGAAGG</text:span></text:p>
      <text:p text:style-name="Preformatted_20_Text">Masked <text:s text:c="9"/><text:span text:style-name="T1">TTGTACCACAGTTGCCATGTCATAATGATCACATTGACAGGCAGGAAGTTGGCAGGA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AGA</text:span>GTATGTAATGAACAGAAACATAGTTTTGGGCGCTGTGAAGACTCTAAAACTGTC</text:p>
      <text:p text:style-name="Preformatted_20_Text">Masked <text:s text:c="9"/><text:span text:style-name="T1">GGAAGA</text:span>GTATGTAATGAACAGAAACATAGTTTTGGGCGCTGTGAAGACTCTAAAACTGTC</text:p>
      <text:p text:style-name="Preformatted_20_Text"><text:s text:c="16"/>************************************************************</text:p>
      <text:p text:style-name="Preformatted_20_Text"><office:annotation-end office:name="__Annotation__3902_841476880"/></text:p>
      <text:p text:style-name="Preformatted_20_Text">Unmasked <text:s text:c="7"/>TCCAAAGGCAACAGAAAACAGAAAATACAGGCGTTCTCTGAAGTGGAATCATGTTCTCAT</text:p>
      <text:p text:style-name="Preformatted_20_Text">Masked <text:s text:c="9"/>TCCAAAGGCAACAGAAAACAGAAAATACAGGCGTTCTCTGAAGTGGAATCATGT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ACTGAAATGCAACATAGCTTTTGGAAGAACATCTGACAACTGTTTTATGTTGTG</text:p>
      <text:p text:style-name="Preformatted_20_Text">Masked <text:s text:c="9"/>TTGTGTACTGAAATGCAACATAGCTTTTGGAAGAACATCTGACAACTGTTTTATG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AAAGATGATAAATATCCAGACCGTGAATTCTAAGTAAATCAAGCATTATGCTAAT</text:p>
      <text:p text:style-name="Preformatted_20_Text">Masked <text:s text:c="9"/>TACTTAAAGATGATAAATATCCAGACCGTGAATTCTAAGTAAATCAAGCATTATG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AATCATATATAGATATGATATGAATATTCTTACAGTTATTATTTAAATATTATT</text:p>
      <text:p text:style-name="Preformatted_20_Text">Masked <text:s text:c="9"/>ATGCAGAATCATATATAGATATG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ATTGTTGCTGCTGTTATTATTATTATTATTTAAGTAACATTTCATAAGGAATCGGTCATT</text:p>
      <text:p text:style-name="Preformatted_20_Text">Masked <text:s text:c="9"/>NNNNNNNNNNNNNNNNNNNNNNNNNNNNNNTAAGTAACATTTCATAAGGAATCGGTCATT</text:p>
      <text:p text:style-name="Preformatted_20_Text"><text:s text:c="46"/>******************************</text:p>
      <text:p text:style-name="Preformatted_20_Text"/>
      <text:p text:style-name="Preformatted_20_Text">Unmasked <text:s text:c="7"/>CCCAATTACCTTACTTACAACTGCCTGCAGCTTTTGTTTTTCAGAATTGCATTCTTCACT</text:p>
      <text:p text:style-name="Preformatted_20_Text">Masked <text:s text:c="9"/>CCCAATTACCTTACTTACAACTGCCTGCAGCTTTTGTTTTTCAGAATTGCATTC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CAGAAAGTGAAAGAGAAGAAAACATAGTATACTACAGTGCCACCTTGTGTTGAGAT</text:p>
      <text:p text:style-name="Preformatted_20_Text">Masked <text:s text:c="9"/>TCCCCAGAAAGTGAAAGAGAAGAAAACATAGTATACTACAGTGCCACCTTGTGT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GGGTGCAGCCTGCACTTCATTGTGGAACAGCACGACTGCCCAGCAGTCATCCTTT</text:p>
      <text:p text:style-name="Preformatted_20_Text">Masked <text:s text:c="9"/>GAAAAGGGTGCAGCCTGCACTTCATTGTGGAACAGCACGACTGCCCAGCAGTCA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AAGGAGAAATAAACTTTACAGTCTTTTTTAGAAGCAGGGCTTTTTTTTTTTTTTA</text:p>
      <text:p text:style-name="Preformatted_20_Text">Masked <text:s text:c="9"/>GTAGCAAGGAGAAATAAACTTTACAGTCTTTTTTAGAAGCAGGGC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ATTATTTTTATTCTAATAAATTACTGAAGGTTTTCAGGAGACATGTATAGAAGTTTAGTA</text:p>
      <text:p text:style-name="Preformatted_20_Text">Masked <text:s text:c="9"/>NNNNNNNNNNNNCTAATAAATTACTGAAGGTTTTCAGGAGACATGTATAGAAGTTTAGTA</text:p>
      <text:p text:style-name="Preformatted_20_Text"><text:s text:c="28"/>************************************************</text:p>
      <text:p text:style-name="Preformatted_20_Text"/>
      <text:p text:style-name="Preformatted_20_Text">Unmasked <text:s text:c="7"/>GCGATGCTGGCAACTTGCATGACTTGAAACCCATTTTCCACTCAGCTAGGTACAGGGACA</text:p>
      <text:p text:style-name="Preformatted_20_Text">Masked <text:s text:c="9"/>GCGATGCTGGCAACTTGCATGACTTGAAACCCATTTTCCACTCAGCTAGGTACAG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CAGCCATAAAAATTGTGGTCCTTGGAAGGACTGAAAACTTTACAGATAGAATATG</text:p>
      <text:p text:style-name="Preformatted_20_Text">Masked <text:s text:c="9"/>TGTATCAGCCATAAAAATTGTGGTCCTTGGAAGGACTGAAAACTTTACAGATAG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CATGATAAAAAGGCAGAACAAAGAAACAAACAAACAAAATGCAATATGGAATCT</text:p>
      <text:p text:style-name="Preformatted_20_Text"><text:soft-page-break/>Masked <text:s text:c="9"/>ATAGAACATGATAAAAAGGCAGNNNNNNNNNNNNNNNNNNNNNNATGCAATATGGAATCT</text:p>
      <text:p text:style-name="Preformatted_20_Text"><text:s text:c="16"/>********************** <text:s text:c="21"/>****************</text:p>
      <text:p text:style-name="Preformatted_20_Text"/>
      <text:p text:style-name="Preformatted_20_Text">Unmasked <text:s text:c="7"/>CCAAAGAAGCAATTGTTTCTGTAAGTATCTGCTGAACATTGATATATAGGTATAGAGAAC</text:p>
      <text:p text:style-name="Preformatted_20_Text">Masked <text:s text:c="9"/>CCAAAGAAGCAATTGTTTCTGTAAGTATCTGCTGAACATTGATATATAGGTATAG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CCCATGTAATCACTTTTGGGGGTTTGAGATGTTCAGATTTCCTCTCCCGCAGAGA</text:p>
      <text:p text:style-name="Preformatted_20_Text">Masked <text:s text:c="9"/>TACATCCCATGTAATCACTTTTGGGGGTTTGAGATGTTCAGATTTCCTCTCCC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CTATTCTCCAAGTCACTCCCTGAGAGAAGAGACAAAGCTGGGAGTAGCTGTATA</text:p>
      <text:p text:style-name="Preformatted_20_Text">Masked <text:s text:c="9"/>ATTCTACTATTCTCCAAGTCACTCCCTGAGAGAAGAGACAAAGCTGGGAGTAGC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TACATGTGGATTTTGTGCACTCTTGATAACAATATTCCCATCAGCAAACAAAGTA</text:p>
      <text:p text:style-name="Preformatted_20_Text">Masked <text:s text:c="9"/>TTCCTTACATGTGGATTTTGTGCACTCTTGATAACAATATTCCCATCAGCAAAC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GTTCTAGGGAAAAAAAAAATAAATAAATCAAGGCTAAAAGTAGTTGTTGATATG</text:p>
      <text:p text:style-name="Preformatted_20_Text">Masked <text:s text:c="9"/>ATATGAGTTCTAGGGAAAAAAAAAATAAATAAATCAAGGCTAAAAGTAGTTGTTG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CTGAACCTACATGAATCACCTTATGTTTCTAAATTTTTAGCAGGTTTTTGTCTA</text:p>
      <text:p text:style-name="Preformatted_20_Text">Masked <text:s text:c="9"/>TCCTTTCTGAACCTACATGAATCACCTTATGTTTCTAAATTTTTAGCAGGTTTTT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TTTTTTTTTCACTCTTTATTCAAGTTCTTTCACTGAATTCAGTTTTAGGTTAAT</text:p>
      <text:p text:style-name="Preformatted_20_Text">Masked <text:s text:c="9"/>CTTTTTTTTTTTTTTCACTCTTTATTCAAGTTCTTTCACTGAATTCAGTTTTAG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CAATCACATGTGTTCTTAGATATTCAAATTGAGATATTTTAAATCTAATTTTT</text:p>
      <text:p text:style-name="Preformatted_20_Text">Masked <text:s text:c="9"/>TCATTTCCAATCACATGTGTTCTTAGATATTCAAATTGAGATATTTTAAATCTA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TACAGATGGCTGTACAGGAGTTTTTTGGGGAGGAGGGGGGGGAAAAAAGAAAAAA</text:p>
      <text:p text:style-name="Preformatted_20_Text">Masked <text:s text:c="9"/>ATAGATACAGATGGCTGTACAGGAGTTTTTTGGGGAGGAGGGGGGGGAAAAAAG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ATTTTTAATGTTTGGTTGCTCTCACACTTTAGAAACTGAGAGCACTGGCAATAC</text:p>
      <text:p text:style-name="Preformatted_20_Text">Masked <text:s text:c="9"/>AAAAAGATTTTTAATGTTTGGTTGCTCTCACACTTTAGAAACTGAGAGCACTGGC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ATCATACTCTCATTTTCACACAGCTGGTGTGCCCATCTGTGAGACATGGCATG</text:p>
      <text:p text:style-name="Preformatted_20_Text">Masked <text:s text:c="9"/>TTCTGAAATCATACTCTCATTTTCACACAGCTGGTGTGCCCATCTGTGAGACATG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ACAGCTATGAGAAGGACACAGTCTGTGGAGCTCTCACATCAGGACACGCAACATG</text:p>
      <text:p text:style-name="Preformatted_20_Text">Masked <text:s text:c="9"/>TCCAGACAGCTATGAGAAGGACACAGTCTGTGGAGCTCTCACATCAGGACACGC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ACCAAACAAGGGAAAACACAAATCATCAAAGAAAAGTGTAGCAAAACAAGGTTTT</text:p>
      <text:p text:style-name="Preformatted_20_Text">Masked <text:s text:c="9"/>TTGTGACCAAACAAGGGAAAACACAAATCATCAAAGAAAAGTGTAGCAAAAC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AAGTTTGTGTTTGTTGCCTTCTCAACATCTGGTTCTATGCTCTGTGGCCCATACA</text:p>
      <text:p text:style-name="Preformatted_20_Text">Masked <text:s text:c="9"/>TGTTGAAGTTTGTGTTTGTTGCCTTCTCAACATCTGGTTCTATGCTCTGTGGCCCATA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GGCTCTCAGCAACTTGGGAATCTTGAGATCATGCTGCACATGCTGCCTGAATGCAGAG</text:p>
      <text:p text:style-name="Preformatted_20_Text">Masked <text:s text:c="9"/>CTGGCTCTCAGCAACTTGGGAATCTTGAGATCATGCTGCACATGCTGCCTGAA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ATGATGGCCCAGGGAGCCAGGCAAAGGAATGCAAGGCAGCATATGTGCCCAGCAT</text:p>
      <text:p text:style-name="Preformatted_20_Text">Masked <text:s text:c="9"/>CACGAATGATGGCCCAGGGAGCCAGGCAAAGGAATGCAAGGCAGCATATGTGCC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AGGTCTGATTACAAGCTCAGAATATCAAATTTCAGAGCTTTTTTTCCTCAATTTG</text:p>
      <text:p text:style-name="Preformatted_20_Text">Masked <text:s text:c="9"/>TTGCCAGGTCTGATTACAAGCTCAGAATATCAAATTTCAGAGCTTTTTTTCCTC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AATCTAAACAAGGATCAAGAAAATTGCTTTTCTTTCATCCATGAAAAATAAAAA</text:p>
      <text:p text:style-name="Preformatted_20_Text">Masked <text:s text:c="9"/>TGGAGAAATCTAAACAAGGATCAAGAAAATTGCTTTTCTTTCATCCATGAAAAA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GAATCACAGAATTGTAGGGGTTGGAAGGGACGTCTAGAAAATCATGATCTAGTCC</text:p>
      <text:p text:style-name="Preformatted_20_Text">Masked <text:s text:c="9"/>TCACNNNNNNNNNNNNNNNNNNNNNNNNNNNNNNNNNNNNNNNNNNNNNNNNNNNNNNNN</text:p>
      <text:p text:style-name="Preformatted_20_Text"><text:s text:c="16"/>**** <text:s text:c="55"/></text:p>
      <text:p text:style-name="Preformatted_20_Text"/>
      <text:p text:style-name="Preformatted_20_Text">Unmasked <text:s text:c="7"/>AGCCACCCTGCAAAGCAGGCACTGTAGACCATGTTGCACAGGTAGGCACCCATGCAG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ATATCTCCAGAGAAGGAGACTCCACAACCCTCCTGGGCAGCCTCTTCCAGCG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ACCCTCACTGTGAAGAAGTTCTTACTCATGTTTGTGTGGAACTTCCCATGCTTT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GGCTGTTTCCCCTCCTTGTCACACACCACTGAAAAGATTCTGGCCTTGTCCC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TGCACCTTAGATATTTATAGACATTGGTAAGATCCCCTATGACTTCTTTTC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TGAACAGACCCAGGTTGCTCAGCCTTTCCTCCTAAGAGAGGTGCTCCAGGCC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CTTTGTGGCCCTCTGCTGGACTCTTTCCAGGAGAAATCATTTTTGTTTTTCCATCT</text:p>
      <text:p text:style-name="Preformatted_20_Text">Masked <text:s text:c="9"/>NNNNNNNNNNNNNNNNNNNNNNNNNNNNNNNNNNGAGAAATCATTTTTGTTTTTCCATCT</text:p>
      <text:p text:style-name="Preformatted_20_Text"><text:s text:c="50"/>**************************</text:p>
      <text:p text:style-name="Preformatted_20_Text"/>
      <text:p text:style-name="Preformatted_20_Text">Unmasked <text:s text:c="7"/>GTGAAAACCCTGCATTTATTTCCATTACATTGTCCTTAAAGTATTGCGCTCCTCTTTTCC</text:p>
      <text:p text:style-name="Preformatted_20_Text">Masked <text:s text:c="9"/>GTGAAAACCCTGCATTTATTTCCATTACATTGTCCTTAAAGTATTGCGCTCCTCT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GAGGACAAGATTTCCTGCATAGATCACATCTCCCCCTGGACAGTGTCTTCTCTCTAC</text:p>
      <text:p text:style-name="Preformatted_20_Text">Masked <text:s text:c="9"/>TCGGAGGACAAGATTTCCTGCATAGATCACATCTCCCCCTGGACAGTGTCTTCT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TGAGATGTTTTTTTCCGTAAAAATTTCTGGTCACAAATAGAGCTAAGCAGATGCAG</text:p>
      <text:p text:style-name="Preformatted_20_Text">Masked <text:s text:c="9"/>GTAGTGAGATGTTTTTTTCCGTAAAAATTTCTGGTCACAAATAGAGCTAAGCAGATGCA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AGCCCTGGGAGCCTGGCTCTCCAGAGAGGCTAAATGCACAAGGAAGCTGCATAAGAAC</text:p>
      <text:p text:style-name="Preformatted_20_Text">Masked <text:s text:c="9"/>ACAGCCCTGGGAGCCTGGCTCTCCAGAGAGGCTAAATGCACAAGGAAGCTGCA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AGAGAAGTCAAATTATTGATTTCAGCTGAATCACATTCTTCAACTGAATCAAA</text:p>
      <text:p text:style-name="Preformatted_20_Text">Masked <text:s text:c="9"/>TCCCATGAGAGAAGTCAAATTATTGATTTCAGCTGAATCACATTCTTCAACTGA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GAGATTCAATCATGTACTTGTTTCATAAAATCTATGAATCACTAAGGTTGGAA</text:p>
      <text:p text:style-name="Preformatted_20_Text">Masked <text:s text:c="9"/>TTATTTTGAGATTCAATCATGTACTTGTTTC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AAGACCTGTAAGATCATTCAGTCCAACTGTCCACTTACCACCAATACTGCTCACTAAAGC</text:p>
      <text:p text:style-name="Preformatted_20_Text">Masked <text:s text:c="9"/>NNNNNNNNNNNNNNNNNNNNNNNNNNNNNNNNNCTTACCACCAATACTGCTCACTAAAGC</text:p>
      <text:p text:style-name="Preformatted_20_Text"><text:s text:c="49"/>***************************</text:p>
      <text:p text:style-name="Preformatted_20_Text"/>
      <text:p text:style-name="Preformatted_20_Text">Unmasked <text:s text:c="7"/>ATGTTCCTTAGTATTGTTCTCTACAGGTTTCTTGAAAATTTACAGAGGCAATGACTTAAC</text:p>
      <text:p text:style-name="Preformatted_20_Text">Masked <text:s text:c="9"/>ATGTTCCTTAGTATTGTTCTCTACAG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GCCTCCATGGACAGCCTGTTCCAGTGACTGACCACTCTTTCAGGGAAGAAACTGTA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CCTGAAAGTCCCCTGGCACAACATGAGGCTATTCCCTCTCATCCTATTGCTGTTA</text:p>
      <text:p text:style-name="Preformatted_20_Text">Masked <text:s text:c="9"/>NNNNNNNNNNNNNNNNNNNNNNNNNNNNNNNNNNNNNNNNNNNNCATCCTATTGCTGTTA</text:p>
      <text:p text:style-name="Preformatted_20_Text"><text:s text:c="60"/>****************</text:p>
      <text:p text:style-name="Preformatted_20_Text"/>
      <text:p text:style-name="Preformatted_20_Text">Unmasked <text:s text:c="7"/>CCTGGAAAAAGAGGCCAACTACCAATTCATAGAATCATAGAATCACAAGGTTGGAAACGA</text:p>
      <text:p text:style-name="Preformatted_20_Text">Masked <text:s text:c="9"/>CCTGGAAAAAGAGGCCAACTACCAATT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CCTATAAGATCATCTAGTCCAACCGTCTTCACACTGCCACTGCTACCACAAGCACTA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TCTTGCAGCTCCTCGTCCAGACGCCTCTTGAACACTGCCAGAGATGGCGACTC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CTCCCTTGGCAGGCCATTCCAGTTCCTGACCACTCTCACTCATCACAGGTAGTTGTA</text:p>
      <text:p text:style-name="Preformatted_20_Text">Masked <text:s text:c="9"/>NNNNNNNNNNNNNNNNNNNNNNNNNNNNNNNNNNNNNNNNNNTCATCACAGGTAGTTGTA</text:p>
      <text:p text:style-name="Preformatted_20_Text"><text:s text:c="58"/>******************</text:p>
      <text:p text:style-name="Preformatted_20_Text"/>
      <text:p text:style-name="Preformatted_20_Text">Unmasked <text:s text:c="7"/>TATGTCAATAAGGTCTCCCCTGAGCCTCCTCTTCTCTAGACTAATCCCTGTTCCTCCAGC</text:p>
      <text:p text:style-name="Preformatted_20_Text">Masked <text:s text:c="9"/>TATGTCAATAA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TACTCCTCATACAGCATGTGCTCCTTTCCTCTCAGAACCTTCAGTGAACACTGAAAATTT</text:p>
      <text:p text:style-name="Preformatted_20_Text">Masked <text:s text:c="9"/>NNNNNNNNNNNNNNNNNNNNNNNNNNNNNNNNNNNNNNNNNNNGTGAACACTGAAAATTT</text:p>
      <text:p text:style-name="Preformatted_20_Text"><text:s text:c="59"/>*****************</text:p>
      <text:p text:style-name="Preformatted_20_Text"/>
      <text:p text:style-name="Preformatted_20_Text">Unmasked <text:s text:c="7"/>TCAAAGAGAAAAATCAAACATCTTAGTAAAGTTTAGAATTTTTTTTGGTCAAAATATATT</text:p>
      <text:p text:style-name="Preformatted_20_Text">Masked <text:s text:c="9"/>TCAAAGAGAAAAATCAAACATCTTAGTAAAGTTTAGAATTTTTTTTGGTCAAAAT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CTATAAAATGCATTTAGCCTCTACTAACACTTTCAGTAGAATGACTTTGCTATC</text:p>
      <text:p text:style-name="Preformatted_20_Text">Masked <text:s text:c="9"/>TTTCTACTATAAAATGCATTTAGCCTCTACTAACACTTTCAGTAGAATGACTTTGCTA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GATATAATATCTTCTGTTACATTATTCTTTGTGTTCAAAATCAGTATGTGTTTGTCTT</text:p>
      <text:p text:style-name="Preformatted_20_Text">Masked <text:s text:c="9"/>TGGATATAATATCTTCTGTTACATTATTCTTTGTGTTCAAAATCAGTATGTGTT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TAGTTGTTGTTACTGATAAGCTAAGTATATTATGCAGTTTTACAGTGTTACATA</text:p>
      <text:p text:style-name="Preformatted_20_Text">Masked <text:s text:c="9"/>ATATGATAGTTGTTGTTACTGATAAGCTAAGTATATTATGCAGTTTTACAGTGT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TTTTTAACTGCCTGTTCTGATTTCTCATACAATCTTTTCATCCTCTTTTCTAAG</text:p>
      <text:p text:style-name="Preformatted_20_Text">Masked <text:s text:c="9"/>TATTATTTTTTAACTGCCTGTTCTGATTTCTCATACAATCTTTTCATCCTCTTTTCTAA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8480_841476880"><dc:creator>Unknown Author</dc:creator><dc:date>2022-04-08T12:21:54.548598705</dc:date><text:p text:style-name="P3"><text:span text:style-name="T2">EXON6</text:span></text:p></office:annotation>Unmasked <text:s text:c="7"/><text:span text:style-name="T1">ATAGAAGCAGACAAAATCTTCACATCTGAGTTCTAGCATGATGATAAAAATATATTATGA</text:span></text:p>
      <text:p text:style-name="Preformatted_20_Text">Masked <text:s text:c="9"/><text:span text:style-name="T1">ATAGAAGCAGACAAAATCTTCACATCTGAGTTCTAGCATGATGATAAAAATATATTA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AGTCTACACAGACAAACAAAAACTCCTCAAAGTTGACTGTCTCTGAAATACACACCTA</text:span></text:p>
      <text:p text:style-name="Preformatted_20_Text">Masked <text:s text:c="9"/><text:span text:style-name="T1">GAAGTCTACACAGACAAACAAAAACTCCTCAAAGTTGACTGTCTCTGAAATACACAC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CCTACTGCAAGGAGTAGCAGGAATGCTTCAGGAGCTAATTTAAAGTTTCACTATAGCT</text:span></text:p>
      <text:p text:style-name="Preformatted_20_Text">Masked <text:s text:c="9"/><text:span text:style-name="T1">CACCTACTGCAAGGAGTAGCAGGAATGCTTCAGGAGCTAATTTAAAGTTTCACTATAG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CTGTAAGTTTCTGTTCTATGTTACACAGCTTCACAAGAACA</text:span>ATAATTCAATTTCTCT</text:p>
      <text:p text:style-name="Preformatted_20_Text">Masked <text:s text:c="9"/><text:span text:style-name="T1">GGACTGTAAGTTTCTGTTCTATGTTACACAGCTTCACAAGAACA</text:span>ATAATTCAATTTCTCT</text:p>
      <text:p text:style-name="Preformatted_20_Text"><text:s text:c="16"/>************************************************************</text:p>
      <text:p text:style-name="Preformatted_20_Text"><office:annotation-end office:name="__Annotation__8480_841476880"/></text:p>
      <text:p text:style-name="Preformatted_20_Text">Unmasked <text:s text:c="7"/>AAAACCAGCAAAATTTATATAGCATTAGAATAAAAGCAGAAGCATCCTAGGGACATCAGA</text:p>
      <text:p text:style-name="Preformatted_20_Text">Masked <text:s text:c="9"/>AAAACCAGCAAAATTTATATAGCATTAGAATAAAAGCAGAAGCATCCTAGGGACA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AAGGATTTTGCACATGCTGAACAGCAAGAATATCTGCATTAAATAAACTTTCTT</text:p>
      <text:p text:style-name="Preformatted_20_Text">Masked <text:s text:c="9"/>ACAGTAAAGGATTTTGCACATGCTGAACAGCAAGAATATCTGCATTAAATAAAC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ATAGACGTAGAGGCCCAGAGATTTCCTCTAGACCTAAAAGTATTTGAGTCAGCAGTT</text:p>
      <text:p text:style-name="Preformatted_20_Text">Masked <text:s text:c="9"/>CGGATAGACGTAGAGGCCCAGAGATTTCCTCTAGACCTAAAAGTATTTGAGTC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TGCCTTAAATGGTGCCAGCTGATGCAGTGGTCAGCTGCTAAATTCCTTTTACACA</text:p>
      <text:p text:style-name="Preformatted_20_Text">Masked <text:s text:c="9"/>TAAGATGCCTTAAATGGTGCCAGCTGATGCAGTGGTCAGCTGCTAAATTCCTTTT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CTACTAGGCACTGCTGTTAAGGAAGATATGTAAGAACTGCAGATAACAATGGGGTT</text:p>
      <text:p text:style-name="Preformatted_20_Text">Masked <text:s text:c="9"/>CCCCCTACTAGGCACTGCTGTTAAGGAAGATATGTAAGAACTGCAGATAACAATGG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GGCAAGTGCCTTAACTGCAGCTATTTCACAAGATGTCATATGTCACAGACAGCAG</text:p>
      <text:p text:style-name="Preformatted_20_Text">Masked <text:s text:c="9"/>TGTAAGGCAAGTGCCTTAACTGCAGCTATTTCACAAGATGTCATATGTCACAGA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ACACATACTTTAGGATATTATGTAAAACTGAACAGTGTAATTTAAAATTAGATGT</text:p>
      <text:p text:style-name="Preformatted_20_Text">Masked <text:s text:c="9"/>CTAGGACACATACTTTAGGATATTATGTAAAACTGAACAGTGTAATTTAAAATT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GTATAAGCTGTGTGCCTCAAAGGAATATTTCTCCTGTTCAGTTTTCATTTCATTA</text:p>
      <text:p text:style-name="Preformatted_20_Text"><text:soft-page-break/>Masked <text:s text:c="9"/>AGAATGTATAAGCTGTGTGCCTCAAAGGAATATTTCTCCTGTTCAGTTTTCATTT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AGTGTTTGCTTTGTTTCATTCCATTTTTAATTAGAGCTTTGCCCTTCATGCAAA</text:p>
      <text:p text:style-name="Preformatted_20_Text">Masked <text:s text:c="9"/>TTTTAAAGTGTTTGCTTTGTTTCATTCCATTTTTAATTAGAGCTTTGCCCTTC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TGAGAATAGCAGAGAGTGATCCAGAATAAGAGAATTTAGTTCTGTTCTGAAAATA</text:p>
      <text:p text:style-name="Preformatted_20_Text">Masked <text:s text:c="9"/>TAGTCTGAGAATAGCAGAGAGTGATCCAGAATAAGAGAATTTAGTTCTGTTCTG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GAAGGCGAAACTCCAACTGACCATAGTGGGCATGCAGGAATAGCTTCCATTATCTGG</text:p>
      <text:p text:style-name="Preformatted_20_Text">Masked <text:s text:c="9"/>AACGAAGGCGAAACTCCAACTGACCATAGTGGGCATGCAGGAATAGCTTCCATTA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ATATGGAATTACTTATTCCTTATTAAAGTTGAGATCTTTACATAATATACCTAA</text:p>
      <text:p text:style-name="Preformatted_20_Text">Masked <text:s text:c="9"/>CAAGCCATATGGAATTACTTATTCCTTATTAAAGTTGAGATCTTTACATAATATA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ACTCTCTTGCCAAATTGATCTCAAAAGTAAGCATCTCTTGATTCTTCCTCTAC</text:p>
      <text:p text:style-name="Preformatted_20_Text">Masked <text:s text:c="9"/>AAAAAAGACTCTCTTGCCAAATTGATCTCAAAAGTAAGCATCTCTTGNNNNNNNNNNNNN</text:p>
      <text:p text:style-name="Preformatted_20_Text"><text:s text:c="16"/>*********************************************** <text:s text:c="12"/></text:p>
      <text:p text:style-name="Preformatted_20_Text"/>
      <text:p text:style-name="Preformatted_20_Text">Unmasked <text:s text:c="7"/>CCAGCTCTTGTGAGGCCCCATCTGCAGTACTGTGTCCAGGCATGGGGGCCACAGC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ACACAGAGCTCTTGAAACGAGTCCAGAGGAGGGCCACTAAGATGATCAGAGA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ATCTCTCCTATGAGGAAAGGTTGAGGGAACTGGGCTTGTTTAGCTTGGAGAA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TCTGGGGAGACCTCATTGTGGCCTTCCAGTATTTAAAGGGAGCCAATGAACA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AATGACTGTTTACATGGATTGATACTGATAGGATAAGGGAGAATGGTTTAAA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CAGGGGAGGTTTAGGTTAGATGTTAAGAGGAAGTTTTTCACAGAGAGTGGTG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ACAGGTTGCCCAAAGAGGCTGTGGATGCCCCATCCATGGAGGCATTCAAGG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GATGTGGCTCTGGGCAGCCTGGTCTGGTGGTTGGTGACCCTGCACACAGGAGG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GAAACTCAATGATCTTTGTGGTCCCTTTCAACCCAGGCCATTCTGTGATTTTATGAT</text:p>
      <text:p text:style-name="Preformatted_20_Text">Masked <text:s text:c="9"/>NNNNNNNNNNNNNNNNNNNNNNNNNNNNNNNNNNNNNNNNNNNNNNNNNNNNNNNNNNAN</text:p>
      <text:p text:style-name="Preformatted_20_Text"><text:s text:c="74"/>* </text:p>
      <text:p text:style-name="Preformatted_20_Text"/>
      <text:p text:style-name="Preformatted_20_Text"><text:soft-page-break/>Unmasked <text:s text:c="7"/>TCAGTCAGGAGAAGAGAAGGTTGTGAGATGACCTAATAGCAGACTTTCAGTATCT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CTACACGAAAGAAGGGTCTGTGGTGATAGAACAAGGTAAAATAGCTTCAAGCCCAA</text:p>
      <text:p text:style-name="Preformatted_20_Text">Masked <text:s text:c="9"/>NGAGCTACACGAAAGAAGGGTCTGTGGTGATAGAACAAGGTAAAATAGCTTCAAGCCCAA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ATAGGGTACATTTAGATAGGAGATGATAGGAAAAAAAAGTGTTCTACAGAGAGAGTGGTG</text:p>
      <text:p text:style-name="Preformatted_20_Text">Masked <text:s text:c="9"/>ATAGGGTACATTTAGATAGGAGATGATAGGAAAAAAAAGTGTTCTACAGAGAGAG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CTACAGGTTGCCCAGTGTTGTGGTTGATTTGCTGCGTGTGTCCCTGTTCGTTGCA</text:p>
      <text:p text:style-name="Preformatted_20_Text">Masked <text:s text:c="9"/>AGACACTACAGGTTGCCCAGTGTTGTGGTTGATTTGCTGCGTGTGTCCCTGTTCG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GGAGGGATGGACTAGATGCCCTTTGAAACTCCCTTCCAATTCTAAGTACTTTATG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TTCTATTATTCTATGATTCCGTGATCCAAGTCAGTGAGGTTTAGGCTCATATGACC</text:p>
      <text:p text:style-name="Preformatted_20_Text">Masked <text:s text:c="9"/>NNNATTCTATTATTCTATGATTCCGTGATCCAAGTCAGTGAGGTTTAGGCTCATATGAC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TTCTTCCTTCACTTTTTGTACATAGAAATTCTGTAGCAGTATTGAGCTTTAATATACTG</text:p>
      <text:p text:style-name="Preformatted_20_Text">Masked <text:s text:c="9"/>TTTCTTCCTTCACTTTTTGTACATAGAAATTCTGTAGCAGTATTGAGCTTTAAT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CCAGAAAAGGTCTATTTTTCTTATGTTATCAGCCATGAAAAGATGAAGAATCAGA</text:p>
      <text:p text:style-name="Preformatted_20_Text">Masked <text:s text:c="9"/>CTGGACCAGAAAAGGTCTATTTTTCTTATGTTATCAGCCATGAAAAGATGAAGAA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GTGCACAGAAATACAGTTCAGCTTATTAAAGGAAGAAAATGACTTTGATTTGAAA</text:p>
      <text:p text:style-name="Preformatted_20_Text">Masked <text:s text:c="9"/>AGTCAGTGCACAGAAATACAGTTCAGCTTATTAAAGGAAGAAAATGACTTTGATT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GAAAATCTGAGCCAGAAGAAGTGCATTTGGTAGGTAATGAAGCTTGAATACAC</text:p>
      <text:p text:style-name="Preformatted_20_Text">Masked <text:s text:c="9"/>CATTCAGGAAAATCTGAGCCAGAAGAAGTGCATTTGGTAGGTAATGAAGCTTGA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TTGGGAACCTTGAGAATAAAAAACAAAAAACAAAATATTTTTTCTTTTATAATT</text:p>
      <text:p text:style-name="Preformatted_20_Text">Masked <text:s text:c="9"/>AAAAACTTGGGAACCTTGAGAATAAAAAACAAAAAACAAAATATTTTTTCTTT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AAGATTAGAGAAAACATTACTATATGTTATAGACATGTTCTCAGAGATCATAAA</text:p>
      <text:p text:style-name="Preformatted_20_Text">Masked <text:s text:c="9"/>CAGCCAAAGATTAGAGAAAACATTACTATATGTTATAGACATGTTCTCAGAGATC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AAATGCTCATTCACTGTCATTTGTCCTTCACAGTGCAGTGTATCCCAAACAAAG</text:p>
      <text:p text:style-name="Preformatted_20_Text">Masked <text:s text:c="9"/>TTGAATAAATGCTCATTCACTGTCATTTGTCCTTCACAGTGCAGTGTATCCCAA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AAAATTCTGTTAGGTCTCTGATAATAAGGAAAACAAGGATTTTGCTGATAACTT</text:p>
      <text:p text:style-name="Preformatted_20_Text">Masked <text:s text:c="9"/>GTTTTAAAAATTCTGTTAGGTCTCTGATAATAAGGAAAACAAGGATTTTGCTGATA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TGAAGGCTGGATAGACCACATACACTTTCAAAAAAGGAAGTGCACAGTGAAGGA</text:p>
      <text:p text:style-name="Preformatted_20_Text">Masked <text:s text:c="9"/>TTCCTGTGAAGGCTGGATAGACCACATACACTTTCAAAAAAGGAAGTGCACAGTGAA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AGAACGTTTTTGACTCTCTCCAGTACAGTACATACTCTTTAGCAGAACTGTAAAGAC</text:p>
      <text:p text:style-name="Preformatted_20_Text">Masked <text:s text:c="9"/>CAAAGAACGTTTTTGACTCTCTCCAGTACAGTACATACTCTTTAGCAGAACTGTA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GACTGAAACCATGGTAAGCTCTATTCATTTTCTTTTTATTATATCAATGCATAAT</text:p>
      <text:p text:style-name="Preformatted_20_Text">Masked <text:s text:c="9"/>AGAGAGACTGAAACCATGGTAAGCTCTATTCATTTTCTTTTTATTATATCAATGC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GTATTAAAACTATATGGGATGCGACTGTAAAACTTTAAACATATTTATAATAATT</text:p>
      <text:p text:style-name="Preformatted_20_Text">Masked <text:s text:c="9"/>ATTTAGTATTAAAACTATATGGGATGCGACTGTAAAACTTTAAACATATTTAT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GTGAGTTTCTTGCAGCTTACTTCCTGCTTTTGAGGGAATGAAGAAACTTTAGTTT</text:p>
      <text:p text:style-name="Preformatted_20_Text">Masked <text:s text:c="9"/>TTCAAGTGAGTTTCTTGCAGCTTACTTCCTGCTTTTGAGGGAATGAAGAAACTTT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GTTTCTTCATCATATGAATCAGCCTGTGTGTGTCTTACAGATTCTGAAATTCAAA</text:p>
      <text:p text:style-name="Preformatted_20_Text">Masked <text:s text:c="9"/>TTTCTGTTTCTTCATCATATGAATCAGCCTGTGTGTGTCTTACAGATTCTGAAA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GAAAGAGACAATGGTTTCTTTCAAGACTAAGCTGAAAATTAAGTTTGTAGATCTA</text:p>
      <text:p text:style-name="Preformatted_20_Text">Masked <text:s text:c="9"/>AGTAAGAAAGAGACAATGGTTTCTTTCAAGACTAAGCTGAAAATTAAGTTTGTAG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TTCTGCAGACAGGTGTCAGTATGATACCAAGCCAGAAATGAGAGTAAAGTTCTT</text:p>
      <text:p text:style-name="Preformatted_20_Text">Masked <text:s text:c="9"/>GAGGAATTCTGCAGACAGGTGTCAGTATGATACCAAGCCAGAAATGAGAGTAA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TATTCCCAGAAAGACATTGTACTTTCCTCATTCAGAAGAACTTTGAAGCTAAAA</text:p>
      <text:p text:style-name="Preformatted_20_Text">Masked <text:s text:c="9"/>TAACAATATTCCCAGAAAGACATTGTACTTTCCTCATTCAGAAGAACTTTGAAGC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CAAGATTTATGCTTCTAGGTGTAAATTTGCAGTACATTTTTTTTTAAACTAATAT</text:p>
      <text:p text:style-name="Preformatted_20_Text">Masked <text:s text:c="9"/>ACAAACAAGATTTATGCTTCTAGGTGTAAATTTGCAGTACATTTTTTTTTAAACT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CTTTTTCATAAAAAGATTATTTAAAATTCAAAAACCTACATACTTGCAGATGTTT</text:p>
      <text:p text:style-name="Preformatted_20_Text">Masked <text:s text:c="9"/>CTGTTCTTTTTCATAAAAAGATTATTTAAAATTCAAAAACCTACATACTTGCAG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GTATTTATTAGTAAATTGAATCAACAATTTCAAGTCAAATGGTTTTAAAGATGT</text:p>
      <text:p text:style-name="Preformatted_20_Text">Masked <text:s text:c="9"/>TTCTAAGTATTTATTAGTAAATTGAATCAACAATTTCAAGTCAAATGGTTTTA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CTGTGTAGTCTGAATAGCTTTTTACACCACTTTTTCCTCAGGAAATATTTTAGG</text:p>
      <text:p text:style-name="Preformatted_20_Text">Masked <text:s text:c="9"/>TAAAAGCTGTGTAGTCTGAATAGCTTTTTACACCACTTTTTCCTCAGGAAAT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GGAGTATCTTGTATACTTTTGCAGTGGTAAACATGCTCATACAAAGCTATCTCT</text:p>
      <text:p text:style-name="Preformatted_20_Text">Masked <text:s text:c="9"/>ACTCTTGGAGTATCTTGTATACTTTTGCAGTGGTAAACATGCTCATACAAAGCTA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CTTTTCTTTATTTGAATCTGCTTATCTGTTTTAAAAGGAAAAAGGTAGTTTATG</text:p>
      <text:p text:style-name="Preformatted_20_Text">Masked <text:s text:c="9"/>AAATAGCTTTTCTTTATTTGAATCTGCTTATCTGTTTTAAAAGGAAAAAGGTAG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TAGAGAGGAACCCAAGACATAGAATTCAGTAATTCATAGGCAAAAAGGTCTAATG</text:p>
      <text:p text:style-name="Preformatted_20_Text">Masked <text:s text:c="9"/>AAACCTAGAGAGGAACCCAAGACATAGAATTCAGTAATTCATAGGCAAAAAGGTCTAA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CATCACAAGTAGGACAAGAAAAGTGACAGTGTGAAATAGGATTGAATGCAGAACGCAG</text:p>
      <text:p text:style-name="Preformatted_20_Text">Masked <text:s text:c="9"/>TCCATCACAAGTAGGACAAGAAAAGTGACAGTGTGAAATAGGATTGAATGCAGAAC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TTTAACAGTGTTTTGCAAAGTTTGGAAGTTTTGGGCAGAGGCTGGTTCTGTTTT</text:p>
      <text:p text:style-name="Preformatted_20_Text">Masked <text:s text:c="9"/>TTTACATTTAACAGTGTTTTGCAAAGTTTGGAAGTTTTGGGCAGAGGCTGGTTC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AAGATCTAGTTCTTCCTGAATCTGAAGAAATGGCCTCAAAAGTGTTTCAGTAACA</text:p>
      <text:p text:style-name="Preformatted_20_Text">Masked <text:s text:c="9"/>ACACAAAGATCTAGTTCTTCCTGAATCTGAAGAAATGGCCTCAAAAGTGTTTCA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ATATTTAAAATATAAAATATACATTTCTTATTTATTTCTGTTGTAATGAATTCC</text:p>
      <text:p text:style-name="Preformatted_20_Text">Masked <text:s text:c="9"/>TTTTGGATATTTAAAATATAAAATATACATTTCTTATTTATTTCTGTTGTAATGA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GGAACAAATGAGAAAACAAAACAAAAAAAACAAAAACAAACAATCAAAAAAACC</text:p>
      <text:p text:style-name="Preformatted_20_Text">Masked <text:s text:c="9"/>AATGTAGGAACAAATGAGNNNNNNNNNNNNNNNNNNNNNNNNNNNNNNNNNNNNNNNNCC</text:p>
      <text:p text:style-name="Preformatted_20_Text"><text:s text:c="16"/>****************** <text:s text:c="39"/>**</text:p>
      <text:p text:style-name="Preformatted_20_Text"/>
      <text:p text:style-name="Preformatted_20_Text">Unmasked <text:s text:c="7"/>ACTGTGCTTGTACTTGCAAAAAGTCAACTCAAGTTACTTGATTTGCTCACATATATGTGA</text:p>
      <text:p text:style-name="Preformatted_20_Text">Masked <text:s text:c="9"/>ACTGTGCTTGTACTTGCAAAAAGTCAACTCAAGTTACTTGATTTGCTCACATATA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GAAAAGCACAACAGTTTTAAAAAATTAGCTGTTGCATGCTGAGTTCCTGTTGTTGC</text:p>
      <text:p text:style-name="Preformatted_20_Text">Masked <text:s text:c="9"/>ATGGGAAAAGCACAACAGTTTTAAAAAATTAGCTGTTGCATGCTGAGTTCCTGTT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TCTTTAACTCAAGCTTCCCATTCAGCATTCTCATATACACATGGAGGCTCTGTG</text:p>
      <text:p text:style-name="Preformatted_20_Text">Masked <text:s text:c="9"/>AGAGATTCTTTAACTCAAGCTTCCCATTCAGCATTCTCATATACACATGGAGGC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AAACTCTACATTGCAATTTGCAAGGCAAATTATAATACAGTTATTCTATTGGCA</text:p>
      <text:p text:style-name="Preformatted_20_Text">Masked <text:s text:c="9"/>TCTGCAAAACTCTACATTGCAATTTGCAAGGCAAATTATAATACAGTTATTCTAT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CTCAAATGTATAGCTGTCTTTATAAAAAGATTTGTTTAGAAGGAGCATGTAAATATG</text:p>
      <text:p text:style-name="Preformatted_20_Text">Masked <text:s text:c="9"/>CGACTCAAATGTATAGCTGTCTTTATAAAAAGATTTGTTTAGAAGGAGCATGTA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ACATTGAACACAAGGTTTCTGCTGTTGCCAAATGCAGTTTGAAAATAAGCAACAA</text:p>
      <text:p text:style-name="Preformatted_20_Text">Masked <text:s text:c="9"/>CAAATACATTGAACACAAGGTTTCTGCTGTTGCCAAATGCAGTTTGAAAATAAG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TTCTACCTTTTCTTCAAGTTCTTTTTAAGTTTCAGATTGGTTTGTCTGAATTGA</text:p>
      <text:p text:style-name="Preformatted_20_Text">Masked <text:s text:c="9"/>TAACAATTCTACCTTTTCTTCAAGTTCTTTTTAAGTTTCAGATTGGTTTGTCTGA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GGCTGACAGTTCAAAGAAATGTAAACTATGTATTCATATTCTTATTAGATTTCTT</text:p>
      <text:p text:style-name="Preformatted_20_Text">Masked <text:s text:c="9"/>AATATGGCTGACAGTTCAAAGAAATGTAAACTATGTATTCATATTCTTATTAG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GTATTATATACTCTATAGGAAAAGGAGTGCTTTTATCTCTGCATCACAGGCAACC</text:p>
      <text:p text:style-name="Preformatted_20_Text">Masked <text:s text:c="9"/>CAGCAGTATTATATACTCTATAGGAAAAGGAGTGCTTTTATCTCTGCATCACAGG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GCATCGCTAAGGAAGCAAATCACAATATTTGATGCTGCAGGGGTGGACATTTGTA</text:p>
      <text:p text:style-name="Preformatted_20_Text"><text:soft-page-break/>Masked <text:s text:c="9"/>CAGAAGCATCGCTAAGGAAGCAAATCACAATATTTGATGCTGCAGGGGTGGAC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CAATATAGGTTAGGTGGAAAGAAAAAAGAAGTAGTTTAAAAAAAAAAAAAAAAG</text:p>
      <text:p text:style-name="Preformatted_20_Text">Masked <text:s text:c="9"/>TTATAGCAATATAGGTTAGGTGGAAAGAAAAAAGAAGTAGTTTAAAAAAAAAA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GCAAAATAATTGAAAAGGTTAGAGTGAGGGATAATAAGGGAAAGTGCATTTTCT</text:p>
      <text:p text:style-name="Preformatted_20_Text">Masked <text:s text:c="9"/>TGGAGAGCAAAATAATTGAAAAGGTTAGAGTGAGGGATAATAAGGGAAAGTGC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TTTTACACAAGGCAGAGATCGAACTGGTTGAGATAACAAATGTATCCCTACAAAA</text:p>
      <text:p text:style-name="Preformatted_20_Text">Masked <text:s text:c="9"/>GACAGTTTTACACAAGGCAGAGATCGAACTGGTTGAGATAACAAATGTATCCCT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AATGAACTGAGACTGGCATAATCTGGCTGAGGCCGACTCTGCTTTAAATGCAGAA</text:p>
      <text:p text:style-name="Preformatted_20_Text">Masked <text:s text:c="9"/>ATGTCAATGAACTGAGACTGGCATAATCTGGCTGAGGCCGACTCTGCTTTAAATG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ATGTGGAAGGAGCAGATCTAGGTCCCATGGAATCCCAAGATCAAATGAGGGCCA</text:p>
      <text:p text:style-name="Preformatted_20_Text">Masked <text:s text:c="9"/>GGGAAGATGTGGAAGGAGCAGATCTAGGTCCCATGGAATCCCAAGATCAAATGAG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GTTCAGTATTTTATTTCTGTCTCTCGTAACAGAGCCAAGTCCAATCCAAAAAA</text:p>
      <text:p text:style-name="Preformatted_20_Text">Masked <text:s text:c="9"/>AAAAAAAGTTCAGTATTTTATTTCTGTCTCTCGTAACAGAGCCAAGTCCAATC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ACATGATAAAGAATGAAAAAAATACTAAAACTACACCAACAGCTGCTGGTAGTTG</text:p>
      <text:p text:style-name="Preformatted_20_Text">Masked <text:s text:c="9"/>TACAGACATGATAAAGAATGAAAAAAATACTAAAACTACACCAACAGCTGCTGGT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TCATCTGAAATAGGAGCTGATGAATGCAAAGGAAAAGATTGTATTTTCCTTTGAC</text:p>
      <text:p text:style-name="Preformatted_20_Text">Masked <text:s text:c="9"/>TTGCCTCATCTGAAATAGGAGCTGATGAATGCAAAGGAAAAGATTGTATTTTCCT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CCAAGACTAGCTGTGTTGATTTCTAAGCTGGAAAAATAACAGTCAACACAAGCT</text:p>
      <text:p text:style-name="Preformatted_20_Text">Masked <text:s text:c="9"/>TTCAGGCCAAGACTAGCTGTGTTGATTTCTAAGCTGGAAAAATAACAGTCAACA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CCTGTAGTGCTACTGGTAATTTGTAGGTTAAGAAGTAAAAGAACTTCTGAGATA</text:p>
      <text:p text:style-name="Preformatted_20_Text">Masked <text:s text:c="9"/>TGCCTTCCTGTAGTGCTACTGGTAATTTGTAGGTTAAGAAGTAAAAGAACTTC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AAATCCATGAATGCAGATATGTCCCAGATATGGGTCAATCGATTTGGATTTACT</text:p>
      <text:p text:style-name="Preformatted_20_Text">Masked <text:s text:c="9"/>TCAGATAAATCCATGAATGCAGATATGTCCCAGATATGGGTCAATCGATTTGGA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TAAAATAGAATTTCTGTTAAAAATAGTCCAGAAAAGTGGCATCTTCTTAGTCAT</text:p>
      <text:p text:style-name="Preformatted_20_Text">Masked <text:s text:c="9"/>GATTGTTAAAATAGAATTTCTGTTAAAAATAGTCCAGAAAAGTGGCATCTTCTTA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CCAGGCAGAGCTAGGACTCCAGTTAAAGAGTGAGTTGCTGTGTAGCAGGGAGGGC</text:p>
      <text:p text:style-name="Preformatted_20_Text">Masked <text:s text:c="9"/>AACATCCAGGCAGAGCTAGGACTCCAGTTAAAGAGTGAGTTGCTGTGTAGCAGGGAG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GAAGTTCATTGTACTGAAATCTCTGATTCCTTTTAGAATTTCAGAACAAGGTCCA</text:p>
      <text:p text:style-name="Preformatted_20_Text">Masked <text:s text:c="9"/>CTGTTGAAGTTCATTGTACTGAAATCTCTGATTCCTTTTAGAATTTCAGAACAAGGTC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TACAAATACAAACATCAGCTCACATTTTCCTTAATTTGGATACCTTAATTTGGGAGG</text:p>
      <text:p text:style-name="Preformatted_20_Text">Masked <text:s text:c="9"/>AAATACAAATACAAACATCAGCTCACATTTTCCTTAATTTGGATACCTTAATTTG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ACATTGCCTCAGGAACACTACTGACTTCTCATTTAATTCCTAATAGATTCTGTCA</text:p>
      <text:p text:style-name="Preformatted_20_Text">Masked <text:s text:c="9"/>CACTCACATTGCCTCAGGAACACTACTGACTTCTCATTTAATTCCTAATAGATTC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TCATATGAGCTTTGATTAAAAAAATCCCCATACAGTTAATTTCTGGAAAACAGC</text:p>
      <text:p text:style-name="Preformatted_20_Text">Masked <text:s text:c="9"/>TTCAGCTCATATGAGCTTTGATTAAAAAAATCCCCATACAGTTAATTTCTGGAA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GTAATTTAACTTGAAATAACTCTTTCGTGGTTCTGTGTCATATTTCTATTGCAT</text:p>
      <text:p text:style-name="Preformatted_20_Text">Masked <text:s text:c="9"/>TGTACTGTAATTTAACTTGAAATAACTCTTTCGTGGTTCTGTGTCATATTTCTAT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TTGGAAAGAATTTCATCTGCTCCTAGAATAGTTAAAATATTTTAACCCTTTGAGA</text:p>
      <text:p text:style-name="Preformatted_20_Text">Masked <text:s text:c="9"/>TTACTTTGGAAAGAATTTCATCTGCTCCTAGAATAGTTAAAATATTTTAACCCT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TTTCTGTCAGACAAAACAAATGGCCAGTTAGTGATGTCAGGAAAAAACAAACAAA</text:p>
      <text:p text:style-name="Preformatted_20_Text">Masked <text:s text:c="9"/>CTAAATTTCTGTCAGACAAAACAAATGGCCAGTTAGTGATGTCAGG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CAAACAAAACTTCCTATTTATAAGTTGTTACACTAGACATTATTCAGCAATTCAGGGTCC</text:p>
      <text:p text:style-name="Preformatted_20_Text">Masked <text:s text:c="9"/>NNNNNNNNACTTCCTATTTATAAGTTGTTACACTAGACATTATTCAGCAATTCAGGGTCC</text:p>
      <text:p text:style-name="Preformatted_20_Text"><text:s text:c="24"/>****************************************************</text:p>
      <text:p text:style-name="Preformatted_20_Text"/>
      <text:p text:style-name="Preformatted_20_Text">Unmasked <text:s text:c="7"/>TAGCACTGAAATTCGGCACTCCTAAGCACTCCTAAGAACTATATGCTGGAAGGACACCAC</text:p>
      <text:p text:style-name="Preformatted_20_Text">Masked <text:s text:c="9"/>TAGCACTGAAATTCGGCACTCCTAAGCACTCCTAAGAACTATATGCTGGAAGGAC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GATGTGGAGCACACCATTATCACATACCAACTCACAGGAAGTAATGACCTGGAA</text:p>
      <text:p text:style-name="Preformatted_20_Text">Masked <text:s text:c="9"/>AAACTTGATGTGGAGCACACCATTATCACATACCAACTCACAGGAAGTAATGACC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AAGGGACAAATGGTAGATGAATTGTCTGGGCAACTCTAGCAATAAAAAAGAAG</text:p>
      <text:p text:style-name="Preformatted_20_Text">Masked <text:s text:c="9"/>AAATAGAAAGGGACAAATGGTAGATGAATTGTCTGGGCAACTCTAGCAATAAAAA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TTCTTCCCTAGGGATCTGTATCTTAGCTATGGATAAAAAACATTGATGAGTAAT</text:p>
      <text:p text:style-name="Preformatted_20_Text">Masked <text:s text:c="9"/>TCTCTATTCTTCCCTAGGGATCTGTATCTTAGCTATGGATAAAAAACATTGATGA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AGATATATACATCATGTGAGGCAGCACAGCAGAAATAGGTTTTGAGAAAGAGAA</text:p>
      <text:p text:style-name="Preformatted_20_Text">Masked <text:s text:c="9"/>ATATTGAGATATATACATCATGTGAGGCAGCACAGCAGAAATAGGTTTTGAGAAA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CAGTCCAAGTCCCTCTGAAAGCCATTTCTAAAAGAACGTAAATTCAAGGTACCTG</text:p>
      <text:p text:style-name="Preformatted_20_Text">Masked <text:s text:c="9"/>GAAAACAGTCCAAGTCCCTCTGAAAGCCATTTCTAAAAGAACGTAAATTCAAGGT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GAAATCCATTTTAGGCATAAAACAGCAAGATAAACATTATCAGATCCCAATGGAT</text:p>
      <text:p text:style-name="Preformatted_20_Text">Masked <text:s text:c="9"/>CATAAGAAATCCATTTTAGGCATAAAACAGCAAGATAAACATTATCAGATCCCAA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CAACAAAACTCCTATGTCTCCACCAAGTAGCAAAAAGGAAACACAAGCTTTCTTA</text:p>
      <text:p text:style-name="Preformatted_20_Text">Masked <text:s text:c="9"/>GTGATCAACAAAACTCCTATGTCTCCACCAAGTAGCAAAAAGGAAACACAAGCTTTCT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TTTGGGGTTTTAGAGAATGAGTATTCTTATTTACAGTTTGATTGTAAATACTTTAAA</text:p>
      <text:p text:style-name="Preformatted_20_Text">Masked <text:s text:c="9"/>AATTTTGGGGTTTTAGAGAATGAGTATTCTTATTTACAGTTTGATTGTAAATAC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TGACCCAGATGAAGAACAATTTCACATGGATTTCTGAGCAACAACAAATCTTTGA</text:p>
      <text:p text:style-name="Preformatted_20_Text">Masked <text:s text:c="9"/>TCAAGTGACCCAGATGAAGAACAATTTCACATGGATTTCTGAGCAACAACAAATC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TTAAACAGGAGATAGTGCATGCATTAGTCTTTGGGCCCCTCAAGGCATGACAAGA</text:p>
      <text:p text:style-name="Preformatted_20_Text">Masked <text:s text:c="9"/>ATAAGTTAAACAGGAGATAGTGCATGCATTAGTCTTTGGGCCCCTCAAGGCATGA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AAAACATTCTCTGTGCTGCAGCAAGGGAGAACGGCCCCACCTAGAGCCTGTGGCA</text:p>
      <text:p text:style-name="Preformatted_20_Text">Masked <text:s text:c="9"/>TGTAAAAAACATTCTCTGTGCTGCAGCAAGGGAGAACGGCCCCACCTAGAGCCTG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CCCCAGGGGAGACTCGATGTCAACCTCTAGAGTTTTGGAGTTAGGGAAACAGAGA</text:p>
      <text:p text:style-name="Preformatted_20_Text">Masked <text:s text:c="9"/>GAGAGCCCCAGGGGAGACTCGATGTCAACCTCTAGAGTTTTGGAGTTAGGGAA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GGCCCTCTATACTCCAACTGAAAAAGAAATATTGGCAGCAAATGAAGGAGTTTG</text:p>
      <text:p text:style-name="Preformatted_20_Text">Masked <text:s text:c="9"/>ATCTGAGGCCCTCTATACTCCAACTGAAAAAGAAATATTGGCAGCAAATGAAGG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CTTTGGAAGTGGATGGTACAGCTCCTCTTGACACCTTGACTGCCCATGTTGCACT</text:p>
      <text:p text:style-name="Preformatted_20_Text">Masked <text:s text:c="9"/>AGCTGCTTTGGAAGTGGATGGTACAGCTCCTCTTGACACCTTGACTGCCCATGTT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TTCAAAGTGAGGGTCCTCTCTACATATCATCAACTGATGATTAGAGACCTCTGTC</text:p>
      <text:p text:style-name="Preformatted_20_Text">Masked <text:s text:c="9"/>GGACATTCAAAGTGAGGGTCCTCTCTACATATCATCAACTGATGATTAGAGACC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GCTTTTATTACTCTAACACTAGATTACCACTGACATGAATATGACATGAGCTTT</text:p>
      <text:p text:style-name="Preformatted_20_Text">Masked <text:s text:c="9"/>TCTAATGCTTTTATTACTCTAACACTAGATTACCACTGACATGAATATGACATGA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AAATTTCTTTTGGTCAGCCTACAAGAGCAACTGTGATGGATCATCTTTATGTAGC</text:p>
      <text:p text:style-name="Preformatted_20_Text">Masked <text:s text:c="9"/>CTGTCAAATTTCTTTTGGTCAGCCTACAAGAGCAACTGTGATGGATCATCTTTAT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CTCAAGAATAAATAGTAAAAATATGGAAGTACCTTAGCCTAACACTAGTGATTTTC</text:p>
      <text:p text:style-name="Preformatted_20_Text">Masked <text:s text:c="9"/>AGCCCTCAAGAATAAATAGTAAAAATATGGAAGTACCTTAGCCTAACACTAGTG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CTGCTACTCTTCTCCCCACTACAGTCGGTAGTTGATCTACCCTCCACAATAAGT</text:p>
      <text:p text:style-name="Preformatted_20_Text">Masked <text:s text:c="9"/>TCCTTCCTGCTACTCTTCTCCCCACTACAGTCGGTAGTTGATCTACCCTCCACAA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CATGTGCAATCAATGAGCTTCATCACAGCCCATCCTTTAATGGATGCCAAACCGAC</text:p>
      <text:p text:style-name="Preformatted_20_Text">Masked <text:s text:c="9"/>CTATCATGTGCAATCAATGAGCTTCATCACAGCCCATCCTTTAATGGATGCCAAACC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TTTTGATCTAGCCACAGCTCAACAAAAAAACTAGTAACATTGTAAACAATGGAAA</text:p>
      <text:p text:style-name="Preformatted_20_Text">Masked <text:s text:c="9"/>TTACCTTTTGATCTAGCCACAGCTCAACAAAAAAACTAGTAACATTGTAAACAA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AAAATATTATTATGTGCCTGCAATCTATCTGATGCGCAGCAATGTGTCCGGTGTG</text:p>
      <text:p text:style-name="Preformatted_20_Text">Masked <text:s text:c="9"/>AATGGAAAATATTATTATGTGCCTGCAATCTATCTGATGCGCAGCAATGTGTCCGGTG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GCAGCATACCTGGCATCCTGGAAAGCAAGGCTTGCAGCTGACACAACTCAGCATCAAG</text:p>
      <text:p text:style-name="Preformatted_20_Text">Masked <text:s text:c="9"/>CAGCAGCATACCTGGCATCCTGGAAAGCAAGGCTTGCAGCTGACACAACTCAGC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TCTTCCCTCCTCTTCCCCACTTTGTTTGCCCTATCACTAGCACTTCAGTACTTGG</text:p>
      <text:p text:style-name="Preformatted_20_Text">Masked <text:s text:c="9"/>AAGCCTCTTCCCTCCTCTTCCCCACTTTGTTTGCCCTATCACTAGCACTTCAGTA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AAGTCTACTTATCATGGATGGTAGCCACTGTGAGGAGACAGCAAAACTAAAATA</text:p>
      <text:p text:style-name="Preformatted_20_Text">Masked <text:s text:c="9"/>AGCAGAAAGTCTACTTATCATGGATGGTAGCCACTGTGAGGAGACAGCAAAAC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TGACAAATTAGGTTTCTACTTCTCATTTCCTCATTCTTGAGGAAATGGCCGCAAG</text:p>
      <text:p text:style-name="Preformatted_20_Text">Masked <text:s text:c="9"/>GACTCTGACAAATTAGGTTTCTACTTCTCATTTCCTCATTCTT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GTGCCAGAGGAGGTTTAGATTAGACATAAGGAAGAACTTTTTCTCTCAGAGAGTG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CTGGAATGGCTGCCCAGGGAAGTGGTGGAGTTGCCATCCCTGGCAGTATT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TCTGGATGAGGAGCTATGAGATCAGGTTTAGTGCTTGTGGTAGCAATGGTAAT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AATGGCTGGACTAGATGATCTTGTAGGTCTTTCCAACCTTGTGATTCTATGATTCTGT</text:p>
      <text:p text:style-name="Preformatted_20_Text">Masked <text:s text:c="9"/>NNNNNNNNNNNNNNNNNNNNNNNNNNNNNNNNNNNNNNNNNNNNNNNNNNNNNNNNNNGT</text:p>
      <text:p text:style-name="Preformatted_20_Text"><text:s text:c="74"/>**</text:p>
      <text:p text:style-name="Preformatted_20_Text"/>
      <text:p text:style-name="Preformatted_20_Text">Unmasked <text:s text:c="7"/>GATTTGCATATATCTTGTAGCCAGCAGATTCAAGAGCATGCAAATAACAGACACAGTAAG</text:p>
      <text:p text:style-name="Preformatted_20_Text">Masked <text:s text:c="9"/>GATTTGCATATATCTTGTAGCCAGCAGATTCAAGAGCATGCAAATAACAGACACAG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AAATTAATAAGATTAAATGGAAGTAGAAATGGAAATGAGAAGCATGGAAAACAAG</text:p>
      <text:p text:style-name="Preformatted_20_Text">Masked <text:s text:c="9"/>CTACTAAATTAATAAGATTAAATGGAAGTAGAAATGGAAATGAGAAGCATGGAAA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AAAAACGGAAAATCCAATCAGACTTTTTCTACCGAGAGAAATCAAATACTGGG</text:p>
      <text:p text:style-name="Preformatted_20_Text">Masked <text:s text:c="9"/>CTGCAGAAAAAACGGAAAATCCAATCAGACTTTTTCTACCGAGAGAAATCAAATAC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TCTACATGACAACAGCCTATCCATCTTTGCAGGTAGTCAAAATGCAGTGAAGGAA</text:p>
      <text:p text:style-name="Preformatted_20_Text">Masked <text:s text:c="9"/>ACAGATCTACATGACAACAGCCTATCCATCTTTGCAGGTAGTCAAAATGCAGTGA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TGAGCAATTTGGTAAGCACTGTCCCTGTTCTGAGCAGAAAGTTGGACACGATGAC</text:p>
      <text:p text:style-name="Preformatted_20_Text">Masked <text:s text:c="9"/>TAGTTTGAGCAATTTGGTAAGCACTGTCCCTGTTCTGAGCAGAAAGTTGGACACG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TACCTAAACTAATTCTGAAGCTATGATTTGCAATGAAAGTGGTCTCTCCATTAG</text:p>
      <text:p text:style-name="Preformatted_20_Text">Masked <text:s text:c="9"/>CTTCTCTACCTAAACTAATTCTGAAGCTATGATTTGCAATGAAAGTGGTCTCTCC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CACTGTTGTGCAAGCACCCGGCATGACACCACAGGAAAAAAAAATAAGAAAAATAA</text:p>
      <text:p text:style-name="Preformatted_20_Text"><text:soft-page-break/>Masked <text:s text:c="9"/>AGGTCACTGTTGTGCAAGCACCCGGCATGACACCACAGGAAAAAAAAATAAGA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GAGAAAGTGTTGTGTGAAGTAGTGTTTCCTTCCATCTGACAGCTGAAGAGTGA</text:p>
      <text:p text:style-name="Preformatted_20_Text">Masked <text:s text:c="9"/>CTGCAGAGAGAAAGTGTTGTGTGAAGTAGTGTTTCCTTCCATCTGACAGCTGAAG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ATCTTGCCACAGGACAGGTGTACAGTGGAAGAGGGGAAACACAACCCAATCACAT</text:p>
      <text:p text:style-name="Preformatted_20_Text">Masked <text:s text:c="9"/>CATACATCTTGCCACAGGACAGGTGTACAGTGGAAGAGGGGAAACACAACCCAA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AGGTTTCCTAGTTAGCAGGTGCCAGCTACGGATTAAAATCGACAGTGCAAGGATA</text:p>
      <text:p text:style-name="Preformatted_20_Text">Masked <text:s text:c="9"/>CTCCCAGGTTTCCTAGTTAGCAGGTGCCAGCTACGGATTAAAATCGACAGTGCAA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GTCTTGGGGAAAAACAAACATACAAACAAACAAAAATAAAAACAAAAACAAACAA</text:p>
      <text:p text:style-name="Preformatted_20_Text">Masked <text:s text:c="9"/>GCAGAGTCTTGGGGNNNNNNNNNNNNNNNNNNNNNNNNNNNNNNNNNNNNNNNNNNNNNN</text:p>
      <text:p text:style-name="Preformatted_20_Text"><text:s text:c="16"/>************** <text:s text:c="45"/></text:p>
      <text:p text:style-name="Preformatted_20_Text"/>
      <text:p text:style-name="Preformatted_20_Text">Unmasked <text:s text:c="7"/>ACAAAAAAACAGAAGAGTAGGACCAGAAGCAATAATTCTTTTTTTTTTTTTTTTTTAATA</text:p>
      <text:p text:style-name="Preformatted_20_Text">Masked <text:s text:c="9"/>NNNNNNNNNNNGAAGAGTAGGACCAGAAGCAATAANNNNNNNNNNNNNNNNNNNNNAATA</text:p>
      <text:p text:style-name="Preformatted_20_Text"><text:s text:c="27"/>************************ <text:s text:c="20"/>****</text:p>
      <text:p text:style-name="Preformatted_20_Text"/>
      <text:p text:style-name="Preformatted_20_Text">Unmasked <text:s text:c="7"/>AAATGTGGATATATCAGCTGGCACTCTTATGCAGAGTATATACTCTACAAAAGCTGAAAG</text:p>
      <text:p text:style-name="Preformatted_20_Text">Masked <text:s text:c="9"/>AAATGTGGATATATCAGCTGGCACTCTTATGCAGAGTATATACTCTACAAAAGCT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GGACTTCAGTAAGTGGAAAATATATTTTAGTTCTTCTCTGTGCTTTTTCAAAGG</text:p>
      <text:p text:style-name="Preformatted_20_Text">Masked <text:s text:c="9"/>CCAAAAGGACTTCAGTAAGTGGAAAATATATTTTAGTTCTTCTCTGTGCTTTTTC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GGAAGACACTCTTATTTAACCTAATTTTCCTTTTTTTTTTTTTTTTTTTTTTTT</text:p>
      <text:p text:style-name="Preformatted_20_Text">Masked <text:s text:c="9"/>AGCAGAGGAAGACACTCTTATTTAACCTAATTTTCC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TTTTTTTAATGGGGGAGGAGGATTAACTGGGGGGTTTATAACACAGATTGACAATCACTT</text:p>
      <text:p text:style-name="Preformatted_20_Text">Masked <text:s text:c="9"/>NNNNNNNAATGGGGGAGGAGGATTAACTGGGGGGTTTATAACACAGATTGACAATCACTT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TGAAGCCAGCCAACTTTGAAACCAACCTGCTATCATCTACAAGGATCAAAGTTCATTGGT</text:p>
      <text:p text:style-name="Preformatted_20_Text">Masked <text:s text:c="9"/>TGAAGCCAGCCAACTTTGAAACCAACCTGCTATCATCTACAAGGATCAAAGTTCA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TAAAAAGCTTTTTGACAGCCCAATGGACTTGGCCATAGAAAGGATGTTAGTATTA</text:p>
      <text:p text:style-name="Preformatted_20_Text">Masked <text:s text:c="9"/>AATGATAAAAAGCTTTTTGACAGCCCAATGGACTTGGCCATAGAAAGGATGTTAG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AAATCTTAGGCAGAAGTTCATACACAGATTTTTGTTGAAGTTTTTAAAATCATTTGG</text:p>
      <text:p text:style-name="Preformatted_20_Text">Masked <text:s text:c="9"/>CGTAAATCTTAGGCAGAAGTTCATACACAGATTTTTGTTGAAGTTTTTAAAATC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TGGGTTTTCATTTTTAATTATGATTGCCTTTGATTTGAATTCCTGTGGAAACA</text:p>
      <text:p text:style-name="Preformatted_20_Text">Masked <text:s text:c="9"/>ATTAAATTGGGTTTTCATTTTTAATTATGATTGCCTTTGATTTGAATTCCTGTGG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AAGTTAGTTTATGTTTTGAAATGTTGGTTATGGGATTGCAATTTAGGCTATGTC</text:p>
      <text:p text:style-name="Preformatted_20_Text">Masked <text:s text:c="9"/>TTCCTGAAGTTAGTTTATGTTTTGAAATGTTGGTTATGGGATTGCAATTTAGGCTAT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TATAGATGTCGATGACAAGAAGTATACTAGACTAAGAAATCATATAAATGACTGTTT</text:p>
      <text:p text:style-name="Preformatted_20_Text">Masked <text:s text:c="9"/>ATATATAGATGTCGATGACAAGAAGTATACTAGACTAAGAAATCATATAAATGA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TAATTTAACTTCAACATTCTGAATTTTCCTGGGCTCCATCAAAAGAGGGGTGG</text:p>
      <text:p text:style-name="Preformatted_20_Text">Masked <text:s text:c="9"/>TTATTTTTAATTTAACTTCAACATTCTGAATTTTC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CAGCAGGGACAGGGAGGTGATTGTTCCCCTCTACTCTGCTCTTGTGAGGCCCCAT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CTGCGTCCAGGTCTGGAGCCCCCAGTACAAGAAAGACAGGGAACTGTTGAAA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GAGGAGGGCCACAAAGATGATCAGGGGACTGGAGCACCTCCCCTATGAGGA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GAGCTGGGCTTGTTCAGCCTGGAGAAAAGAAGGCTGTGGGGTGACCTCATT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CAGTACCTAAAGGGAGCCTACAAACAGGAGGGGAATCAACTCTTTGAAAGG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CAGCAGGACAAGGGGAAATGGTTTTAAGTTGAGGGAAGGGAGATTGAGAAAT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GAGAGAGTGGTGAGGTGCTGGAACAGGCTGCCCAGAGAGGTTGTGGATGCCCT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CAGGTGTTCAAGTCCAGATTGGATGGGGCCCTGGGCAGCCTGGTCTAGTATT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AGGTTGGTGGCCCTGCATGTGGCAGGGGGGTTGGAGCTTCATGATCCTTGAG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CAACCCTGGCAATTCTGTGATTTTGTGATTCTGTGAATTTAACATTTTTCCAGATG</text:p>
      <text:p text:style-name="Preformatted_20_Text">Masked <text:s text:c="9"/>NNNNNNNNNNNNNNNNNNNNNNNNNNNNGTGATTCTGTGAATTTAACATTTTTCCAGATG</text:p>
      <text:p text:style-name="Preformatted_20_Text"><text:s text:c="44"/>********************************</text:p>
      <text:p text:style-name="Preformatted_20_Text"/>
      <text:p text:style-name="Preformatted_20_Text">Unmasked <text:s text:c="7"/>CCTAATTTCATTTCTGGCAATCTTATAAACTGTGTTGGTCACACTACTTCACACTTACCA</text:p>
      <text:p text:style-name="Preformatted_20_Text">Masked <text:s text:c="9"/>CCTAATTTCATTTCTGGCAATCTTATAAACTGTGTTGGTCACACTACTTCACACTTAC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AAAAAAAAAAAAAAAAGGTGTTGAGGTTTGACTAGTATTTTGAAAAGTATCAAAAACATA</text:p>
      <text:p text:style-name="Preformatted_20_Text">Masked <text:s text:c="9"/>NNNNNNNNNNNNNNNNGGTGTTGAGGTTTGACTAGTATTTTGAAAAGTATCAAAAACATA</text:p>
      <text:p text:style-name="Preformatted_20_Text"><text:s text:c="32"/>********************************************</text:p>
      <text:p text:style-name="Preformatted_20_Text"/>
      <text:p text:style-name="Preformatted_20_Text">Unmasked <text:s text:c="7"/>ACAGGCTTATTTGCCAGACAATGTGATAGGGCATTGGCTTGATAGAAGGAAGAAGAACAA</text:p>
      <text:p text:style-name="Preformatted_20_Text">Masked <text:s text:c="9"/>ACAGGCTTATTTGCCAGACAATGTGATAGGGCATTGGCTTGATAGAAGGAAGAAGAA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GGTTCTGCCCATATGTGCCATAGAAACTATATTCAGTATATATTTTACTTGTTCCTCTC</text:p>
      <text:p text:style-name="Preformatted_20_Text">Masked <text:s text:c="9"/>GGGTTCTGCCCATATGTGCCATAGAAACTATATTCAGTATATATTTTACTTGTTC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CAGCACAATTGTCCTGAAGTTATGTTTTTGAAGAGTGTTTTCCAACCCTCCTTCTC</text:p>
      <text:p text:style-name="Preformatted_20_Text">Masked <text:s text:c="9"/>TAACCAGCACAATTGTCCTGAAGTTATGTTTTTGAAGAGTGTTTTCCAACCCTCC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TTGCAGCACCAGCTTAAGGAACTTCTCATACGGTCTCTCCTCTTATGCTGTTATT</text:p>
      <text:p text:style-name="Preformatted_20_Text">Masked <text:s text:c="9"/>CTCCATTGCAGCACCAGCTTAAGGAACTTCTCATACGGTCTCTCCTCTTATGCTG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CCTGTGTCTCTTTGCATTAACAAACATGATGTTATGTAACCTCAAACAGTAAAAT</text:p>
      <text:p text:style-name="Preformatted_20_Text">Masked <text:s text:c="9"/>CTAATCCTGTGTCTCTTTGCATTAACAAACATGATGTTATGTAACCTCAAACAG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GACTGAAAAGCAGCTCTTTTCCCATGCCTCACTCTTTCTTTCTTCTTCTTTCCT</text:p>
      <text:p text:style-name="Preformatted_20_Text">Masked <text:s text:c="9"/>AATCTAGACTGAAAAGCAGCTCTTTTCCCATGCCTCACTCTTTCTTTCTTCTT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ATCTTCAATCTGCATCTTTTCAAAGATACATGATATAGAACAGTATTTAGCAGCA</text:p>
      <text:p text:style-name="Preformatted_20_Text">Masked <text:s text:c="9"/>TGAATATCTTCAATCTGCATCTTTTCAAAGATACATGATATAGAACAGTATTTA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AGGAGATGTGGGTGAGGAACTGCTTTTTATATTGAAACTTCACCTTCAACTGTA</text:p>
      <text:p text:style-name="Preformatted_20_Text">Masked <text:s text:c="9"/>AACCTGAGGAGATGTGGGTGAGGAACTGCTTTTTATATTGAAACTTCACCTTC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ATTGTGGAGGTCAATATACAGCATCATACCTTTTTAACAGTTTACAAGTGTAA</text:p>
      <text:p text:style-name="Preformatted_20_Text">Masked <text:s text:c="9"/>ACAAAAAATTGTGGAGGTCAATATACAGCATCATACCTTTTTAACAGTTTACAAG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TGGTATCCCATGCCACACATCAACACTAAGAAAGTGTTATTTCCTCAGAAGGAAC</text:p>
      <text:p text:style-name="Preformatted_20_Text">Masked <text:s text:c="9"/>CTGTGTGGTATCCCATGCCACACATCAACACTAAGAAAGTGTTATTTCCTCAGA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GCCAAGGTGACTGCAGAGCATAACGGCACAAGCTTTTCTTCTATTGTGAATTTTC</text:p>
      <text:p text:style-name="Preformatted_20_Text">Masked <text:s text:c="9"/>TACTAGCCAAGGTGACTGCAGAGCATAACGGCACAAGCTTTTCTTCTATTGTGA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TGTTGTGAAACTGTTTACTTACAGGAGAATTTGCAGAAACTAAGTACACCATGA</text:p>
      <text:p text:style-name="Preformatted_20_Text">Masked <text:s text:c="9"/>CACTGATGTTGTGAAACTGTTTACTTACAGGAGAATTTGCAGAAACTAAGTACAC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AAACAAATGATGACTTAGAAGTAGAATGCTGCAAGAAATCATGCAATGCTACTTA</text:p>
      <text:p text:style-name="Preformatted_20_Text">Masked <text:s text:c="9"/>GTGGCAAACAAATGATGACTTAGAAGTAGAATGCTGCAAGAAATCATGCAATGC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TTTAAAACTGTATTTGCCCAGCGTCAGTAACCTCACGTTTCTATCATACATGCT</text:p>
      <text:p text:style-name="Preformatted_20_Text">Masked <text:s text:c="9"/>CTGACATTTAAAACTGTATTTGCCCAGCGTCAGTAACCTCACGTTTCTATCATA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CCATAAACCCAAACCTTGATCCTGGATTGTCATCTTCCTCAACATAGTTTACACA</text:p>
      <text:p text:style-name="Preformatted_20_Text">Masked <text:s text:c="9"/>CCCTTCCATAAACCCAAACCTTGATCCTGGATTGTCATCTTCCTCAACATAGTTT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GATCCTAGTCTATTGTCTACATTCTTATAAAACATCTTCAGCTCTGCAAAAAAA</text:p>
      <text:p text:style-name="Preformatted_20_Text">Masked <text:s text:c="9"/>AACAGGGATCCTAGTCTATTGTCTACATTCTTATAAAACATCTTCAGCTCTGCAAAA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TCTTAACTGTATGTCATGGATTGAATCTTTGCCATGTGACAGGCCTAGCCCCCTTTG</text:p>
      <text:p text:style-name="Preformatted_20_Text">Masked <text:s text:c="9"/>GAATCTTAACTGTATGTCATGGATTGAATCTTTGCCATGTGACAGGCCTAGCCCC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CCCTTTCCCCTGTGGAAACCAGAAGAGAAGTAAGAAGGAGGAGTTGTTGCTCACA</text:p>
      <text:p text:style-name="Preformatted_20_Text">Masked <text:s text:c="9"/>TCCCACCCTTTCCCCTGTGGAAACCAGAAGAGAAGTAAGAAGGAGGAGTTGTTGC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ACAGAATCACAGAATGGCCAGGGTTGGAAGGGACCTCAAGGATCATGAATCTCCA</text:p>
      <text:p text:style-name="Preformatted_20_Text">Masked <text:s text:c="9"/>GAATCACNNNNNNNNNNNNNNNNNNNNNNNNNNNNNNNNNNNNNNNNNNNNNNNNNNNNN</text:p>
      <text:p text:style-name="Preformatted_20_Text"><text:s text:c="16"/>******* <text:s text:c="52"/></text:p>
      <text:p text:style-name="Preformatted_20_Text"/>
      <text:p text:style-name="Preformatted_20_Text">Unmasked <text:s text:c="7"/>ACCCCTCTGCCACATGCAGGCAGGGCCATCAACCTCCTCATTTAATGCTAGACCAG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GCCCCCTCCAATCTGGCCTTGAATACTTCAAGGATGGGGCATCCACAACC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CTGCCTGTTCCAGTACCTCACCTCTCTCTCTGTAAAGAATTTCAAACTCAATTGTA</text:p>
      <text:p text:style-name="Preformatted_20_Text">Masked <text:s text:c="9"/>NNNNNNNNNNNNNNNNNNNNNNNNNNNNNNNNNNNNNNNNNNNNNNNAAACTCAATTGTA</text:p>
      <text:p text:style-name="Preformatted_20_Text"><text:s text:c="63"/>*************</text:p>
      <text:p text:style-name="Preformatted_20_Text"/>
      <text:p text:style-name="Preformatted_20_Text">Unmasked <text:s text:c="7"/>GATCTTCAGCAACAGTTCCAATTCCATCTTGATATCATAATACCTATGGAAAACCATGAC</text:p>
      <text:p text:style-name="Preformatted_20_Text">Masked <text:s text:c="9"/>GATCTTCAGCAACAGTTCCAATTCCATCTTGATATCATAATACCTATGGAAAACC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TCCTCTTTCTGAGTCATATTTAACTGTGCTTTGACTTTGATCCTGCACTCTCAG</text:p>
      <text:p text:style-name="Preformatted_20_Text">Masked <text:s text:c="9"/>ACTGTATCCTCTTTCTGAGTCATATTTAACTGTGCTTTGACTTTGATCCTGCAC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TCACTCAGTCTCTCTGCATTAACTGAGCTCAGAGAACAGGCTGAGAAACAGATATC</text:p>
      <text:p text:style-name="Preformatted_20_Text">Masked <text:s text:c="9"/>CCATTCACTCAGTCTCTCTGCATTAACTGAGCTCAGAGAACAGGCTGAGAAACAG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AAGTCCAACTGCAGAGTCCAGAAAGTTACAGCTAGTCAGCTAATGAGTAATAGCTAC</text:p>
      <text:p text:style-name="Preformatted_20_Text">Masked <text:s text:c="9"/>CGAAAGTCCAACTGCAGAGTCCAGAAAGTTACAGCTAGTCAGCTAATGAGTAATA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TGAAGGCACTGTTCAGCCATATAATAAGCTCACTAATAATAACTTGTAGGAGGCA</text:p>
      <text:p text:style-name="Preformatted_20_Text">Masked <text:s text:c="9"/>GTGTTTGAAGGCACTGTTCAGCCATATAATAAGCTCACTAATAATAACTTGTAGG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TATTCTGCAGTTTAGATGTGGAAGAGGTAGCTTCTGAACAGAAACAACTACAGGCAA</text:p>
      <text:p text:style-name="Preformatted_20_Text">Masked <text:s text:c="9"/>CGTTATTCTGCAGTTTAGATGTGGAAGAGGTAGCTTCTGAACAGAAACAACTAC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CAAAGCTGAGTCACTTCTGTCTTATTTCAAAGTACTTAATGTAGCGCTAATAGT</text:p>
      <text:p text:style-name="Preformatted_20_Text">Masked <text:s text:c="9"/>AGCAGGCAAAGCTGAGTCACTTCTGTCTTATTTCAAAGTACTTAATGTAGCGCT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TCTGTTTTTACCAATTGCCTTGTGTGTATTCACATAGTTTATAAACTCAAGAGCA</text:p>
      <text:p text:style-name="Preformatted_20_Text">Masked <text:s text:c="9"/>ATACGTCTGTTTTTACCAATTGCCTTGTGTGTATTCACATAGTTTATAAACTCA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CTATAAAGGAAGGACAAAATCTATAGAATCACAAAATCATAGAATCATCAAACT</text:p>
      <text:p text:style-name="Preformatted_20_Text"><text:soft-page-break/>Masked <text:s text:c="9"/>GAGAATCTATAAAGGAAGGACAAAATCTATA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TGGAAAAGACCTCCAAGATCATCTAGTCTAACCATTCACCTATCACCAATATTTTC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AGTACTTAGCACTTGACCATTTCCGACATTCACGAGTCAGCTGGAAATACCAATAT</text:p>
      <text:p text:style-name="Preformatted_20_Text">Masked <text:s text:c="9"/>NNNNNGTACTTAGCACTTGACCATTTCCGACATTCACGAGTCAGCTGGAAATACCAATAT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CAGCATTATTTTTCAAGAAGCTTCGCAATGCGAAGGACAAGAAATTGAAAGGGTTTCCCA</text:p>
      <text:p text:style-name="Preformatted_20_Text">Masked <text:s text:c="9"/>CAGCATTATTTTTCAAGAAGCTTCGCAATGCGAAGGACAAGAAATTGAAAGGGTT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CAGACAAAAATATCTGATGCTCAATCTGTGGTGCTTGAAGTTGTAAACTTAGTTC</text:p>
      <text:p text:style-name="Preformatted_20_Text">Masked <text:s text:c="9"/>AGACACAGACAAAAATATCTGATGCTCAATCTGTGGTGCTTGAAGTTGTAAACTT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TATAATTAGTTCCTGCTGAGTGCAACCATCGAAAAGTTTGTTATTAAAAGATTAAG</text:p>
      <text:p text:style-name="Preformatted_20_Text">Masked <text:s text:c="9"/>CACCTATAATTAGTTCCTGCTGAGTGCAACCATCGAAAAGTTTGTTATTAAAAG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CACTGAAATCTTTTAAATATTCCCCACATCAAAGTACTGTATTAGTGAAAAAAGA</text:p>
      <text:p text:style-name="Preformatted_20_Text">Masked <text:s text:c="9"/>AATATCACTGAAATCTTTTAAATATTCCCCACATCAAAGTACTGTATTAGTGAA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TTACAGATATCAGAGATTGGTGTTACACAGTATCTCCCTCAAGTGAACATAGT</text:p>
      <text:p text:style-name="Preformatted_20_Text">Masked <text:s text:c="9"/>AGTGATATTACAGATATCAGAGATTGGTGTTACACAGTATCTCCCTCAAGTGAAC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GTGAGCTCTACAGCATAGTTCTTGTTGGAGTTCTTGTTTCTTTGGGTTATTCCTG</text:p>
      <text:p text:style-name="Preformatted_20_Text">Masked <text:s text:c="9"/>GTTTGGTGAGCTCTACAGCATAGTTCTTGTTGGAGTTCTTGTTTCTTTGGGTTA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TAAGCAGAAGTAAAGGAACTTAAAACTGGAAGTAATAGTTTTTACCTTCTGTACC</text:p>
      <text:p text:style-name="Preformatted_20_Text">Masked <text:s text:c="9"/>CCATATAAGCAGAAGTAAAGGAACTTAAAACTGGAAGTAATAGTTTTTACCTTCTG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TCGACAGTGAATCAACAGGATTTGAATATATTTCTTGGAACCTGTTAATGATACAC</text:p>
      <text:p text:style-name="Preformatted_20_Text">Masked <text:s text:c="9"/>CACGTCGACAGTGAATCAACAGGATTTGAATATATTTCTTGGAACCTGTTAATG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GAAAAAAAAAAAAAAAAAAAGAAAAAAAAATCACTTTTTAGCCATGTGACTGCC</text:p>
      <text:p text:style-name="Preformatted_20_Text">Masked <text:s text:c="9"/>CAACCAGNNNNNNNNNNNNNNNNNNNNNNNNNNNNNTCACTTTTTAGCCATGTGACTGCC</text:p>
      <text:p text:style-name="Preformatted_20_Text"><text:s text:c="16"/>******* <text:s text:c="28"/>************************</text:p>
      <text:p text:style-name="Preformatted_20_Text"/>
      <text:p text:style-name="Preformatted_20_Text">Unmasked <text:s text:c="7"/>ATGGAAAGGTGATTTGACAAAATAGGCCAAGGTTTCATTCCAACTACCAAATAACACTCC</text:p>
      <text:p text:style-name="Preformatted_20_Text">Masked <text:s text:c="9"/>ATGGAAAGGTGATTTGACAAAATAGGCCAAGGTTTCATTCCAACTACCAAATAAC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TAATTCAGGTTAAACTGCAAAGCACCGAGTTTTTTAACTTATCCTTTCTCCCA</text:p>
      <text:p text:style-name="Preformatted_20_Text">Masked <text:s text:c="9"/>TATTATATAATTCAGGTTAAACTGCAAAGCACCGAGTTTTTTAACTTATCCTTT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GTTTTAGAATACAACAACAGTTGTAACATAGCATATATTAAAAGGTTAAAATCCAA</text:p>
      <text:p text:style-name="Preformatted_20_Text">Masked <text:s text:c="9"/>TCGTGTTTTAGAATACAACAACAGTTGTAACATAGCATATATTAAAAGGTTAAAATC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CTGTGAGAAGAGACTCTGAAATTGTTAATGGTTACAGTTAGTGTAGAGTTTCCAGCTG</text:p>
      <text:p text:style-name="Preformatted_20_Text">Masked <text:s text:c="9"/>GACTGTGAGAAGAGACTCTGAAATTGTTAATGGTTACAGTTAGTGTAGAGTTTCC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GAATAACTGCAAGTGTCAGTACAGGTTGGGACATGACCTGCTGGAGAGGAGCTCT</text:p>
      <text:p text:style-name="Preformatted_20_Text">Masked <text:s text:c="9"/>GGAAGGAATAACTGCAAGTGTCAG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GTGGAGAAGGACCTGGGTGTCCTGGTGGACAGCAGGTTGGCAATGAGCCAGCAGTGT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TGTCCAAGAAGGCCAATGGCATCCTGGGGTGCATTATAAAGGAGTGTGGAC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GAGGGAGGTGATCCTCCCCCTCTACTCTGCCCTGCTCAGCCCTAACCTGAAGT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CCAGTTCTGGGCTCCCTCGTACAAAAAAGACAGGGATCTCCTGAAAAGAGTC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GACACAAAGACGACAGAGGGCCTGAAACATCTCCTCTGTGAAGAAAGGCTGA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GTTCTGTTCAGCACTGAGAAAAGGAGATTGAGAGGGGATCTTATTTATGTTCA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TTGTAAGTGAGGGAGTCAAAGTGACACGGCCATCCTCTTTTCAGTGGTCTGTG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ACAAGCACAATGGCCATAAAATTGAGCATAGGATGTTCAACACAAATATAC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TTCTTTACAGAGAGGGTAATGGAGCACTGGAACAGGCTGTCCAGGGGGGTTGT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TTCTCCTTGAATATCTATTCAAGACTCACCAGTACACCTACCTATGCAGCC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GAGCCTACTTTGCTTGCTGGACTGGATGACCTCTGGAGGCCTCTTCCAACCC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TCTGTGATTCTCTGATTATACTAAATATTAATTATCACATAAAAACTCATGAAAGA</text:p>
      <text:p text:style-name="Preformatted_20_Text">Masked <text:s text:c="9"/>NNNNNNNNNNNNNNNCTGATTATACTAAATATTAATTATCACATAAAAACTCATGAAAGA</text:p>
      <text:p text:style-name="Preformatted_20_Text"><text:s text:c="31"/>*********************************************</text:p>
      <text:p text:style-name="Preformatted_20_Text"/>
      <text:p text:style-name="Preformatted_20_Text">Unmasked <text:s text:c="7"/>GTGCAGAGGGAGAATGGTGAAAGAATCATGGCAACAATCATTCAACTTGAGCCTTCATTT</text:p>
      <text:p text:style-name="Preformatted_20_Text">Masked <text:s text:c="9"/>GTGCAGAGGGAGAATGGTGAAAGAATCATGGCAACAATCATTCAACTTGAGCCTTC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TCTGTTCCACATGTTTTCAAATTCAGCCATACATGTTACAGGTACTTACTTGAGAGTA</text:p>
      <text:p text:style-name="Preformatted_20_Text">Masked <text:s text:c="9"/>TCTCTGTTCCACATGTTTTCAAATTCAGCCATACATGTTACAGGTACTTACTTGAG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GTGTGAATTGATGTCAGTTGCATATTATTAAAATATTTTTTTGTCTTGAGTTTG</text:p>
      <text:p text:style-name="Preformatted_20_Text">Masked <text:s text:c="9"/>CCTAAAGTGTGAATTGATGTCAGTTGCATATTATTAAAATATTTTTTTGTCTTG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GATTGCTTGACTTTCCAAAATTAATTGTGAACATTGTTCGTTTGCTTTTGTTAAG</text:p>
      <text:p text:style-name="Preformatted_20_Text">Masked <text:s text:c="9"/>TCAAAGATTGCTTGACTTTCCAAAATTAATTGTGAACATTGTTCGTTTGCTTTTG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ATCTTTTTAAAGCAAAAGTAGGCTGCTTACCACTAATATGACTTGTGCACTTGCT</text:p>
      <text:p text:style-name="Preformatted_20_Text">Masked <text:s text:c="9"/>TAAACATCTTTTTAAAGCAAAAGTAGGCTGCTTACCACTAATATGACTTGTGCAC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CAAACGTGTCTGATATTGAAGTTTTTAATTCAGTGACAAGGAAGAAAAAAAAAAA</text:p>
      <text:p text:style-name="Preformatted_20_Text">Masked <text:s text:c="9"/>ACCCACAAACGTGTCTGATATTGAAGTTTTTAATTCAGTGACAAGGAAGAAA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ATAAAAAATCACATAACATTGACAAGGCCTAAATTGTAAAGGCCTTGTAAAATC</text:p>
      <text:p text:style-name="Preformatted_20_Text">Masked <text:s text:c="9"/>TCAGCAATAAAAAATCACATAACATTGACAAGGCCTAAATTGTAAAGGCCTTGT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AGGCCCTTTGCTACCCTCTATCCTGGGAAAGCTCATGGTAAATGAGCTAGGTGA</text:p>
      <text:p text:style-name="Preformatted_20_Text">Masked <text:s text:c="9"/>TTGTAAAGGCCCTTTGCTACCCTCTATCCTGGGAAAGCTCATGGTAAATGAGCTAG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CAAAGAGTCACAGATACCTGCTGCAAGTCTTTTGCTCAGAAGGGTTAACAGTGAG</text:p>
      <text:p text:style-name="Preformatted_20_Text">Masked <text:s text:c="9"/>ATACCCAAAGAGTCACAGATACCTGCTGCAAGTCTTTTGCTCAGAAGGGTTAACA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TACCTTGCTTGGAGCTGGGATGTTTATTAGGAAAGGGTTTCTGTTTTGCTTCTCC</text:p>
      <text:p text:style-name="Preformatted_20_Text">Masked <text:s text:c="9"/>AGCAGTACCTTGCTTGGAGCTGGGATGTTTATTAGGAAAGGGTTTCTGTTTTGCTT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AAACAAATGAGCTGGCAGGTGTTTAACACGTGAAAAGAGTGAGAAGGTTGCATG</text:p>
      <text:p text:style-name="Preformatted_20_Text">Masked <text:s text:c="9"/>AACTAAAAACAAATGAGCTGGCAGGTGTTTAACACGTGAAAAGAGTGAGAAGGTT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ATGGGGAGCACAGAGACATCTCTTTCTCCCTCCAACAGAGTTTGCACAACTGC</text:p>
      <text:p text:style-name="Preformatted_20_Text">Masked <text:s text:c="9"/>TGAAGGCATGGGGAGCACAGAGACATCTCTTTCTCCCTCCAACAGAGTTTGCAC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AGTGATTTGCATGTTCTTGAACTTTATTTTTCTTCCCAGGCAGAGGTAGGGAAGG</text:p>
      <text:p text:style-name="Preformatted_20_Text">Masked <text:s text:c="9"/>TGGTGAGTGATTTGCATGTTCTTGAACTTTATTTTTCTTCCCAGGCAGAGGTAGG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TGAGGGAAAAGGGAAGTTAGGGGTGTTTTGCTAAGGATGTCTGTTCCTCTTGCT</text:p>
      <text:p text:style-name="Preformatted_20_Text">Masked <text:s text:c="9"/>ACATGTTGAGGGAAAAGGGAAGTTAGGGGTGTTTTGCTAAGGATGT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TTTCCACTTCTTCTTCCTGCTGGTAACAGCAGTTGGGGGCATGCTGAGGGGAAAGCCAGG</text:p>
      <text:p text:style-name="Preformatted_20_Text">Masked <text:s text:c="9"/>NNNNNNNNNNNNNNNNNNGCTGGTAACAGCAGTTGGGGGCATGCTGAGGGGAAAGCCAGG</text:p>
      <text:p text:style-name="Preformatted_20_Text"><text:s text:c="34"/>******************************************</text:p>
      <text:p text:style-name="Preformatted_20_Text"/>
      <text:p text:style-name="Preformatted_20_Text">Unmasked <text:s text:c="7"/>CCAAATAGTTCCCCACCAAAACATTTATACTGGGGTATATGTGGGAGGTAACTGAAATAA</text:p>
      <text:p text:style-name="Preformatted_20_Text">Masked <text:s text:c="9"/>CCAAATAGTTCCCCACCAAAACATTTATACTGGGGTATATGTGGGAGGTAACTGAAA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CTGTATGAAAGCTGCTTCCTCCCTCATGTCCCATCATATCTGCTGAGGGTAAAGCCA</text:p>
      <text:p text:style-name="Preformatted_20_Text">Masked <text:s text:c="9"/>CTTCTGTATGAAAGCTGCTTCCTCCCTCATGTCCCATCATATCTGCTGAGGGTAA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GCAGATAATTCCCCACTTGACCATGTATACTCCTCACTTACCACCAAATACTCCC</text:p>
      <text:p text:style-name="Preformatted_20_Text">Masked <text:s text:c="9"/>GGCCAGCAGATAATTCCCCACTTGACCATGTATACTCCTCACTTACCACCAAATA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CCACTTCAGGATTCCTCTCTTCTCCTTTTCCTGCTTCCAGGACACAGTAACTACT</text:p>
      <text:p text:style-name="Preformatted_20_Text">Masked <text:s text:c="9"/>TTCCTCCACTTCAGGATTCCTCTCTTCTCCTTTTCCTGCTTCCAGGACACAGT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TGGCCATGCCAAGGTCCCAGCCTTGCTGGTCCCAGCCAGTCATAGGGCCTTCCCT</text:p>
      <text:p text:style-name="Preformatted_20_Text">Masked <text:s text:c="9"/>AAAGGTGGCCATGCCAAGGTCCCAGCCTTGCTGGTCCCAGCCAGTCATAGGGCCT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CTGAGTTTGGGTAGGGATAATGCAGAGAGGCAGAACTAAGGTGAGGCAGGGCAG</text:p>
      <text:p text:style-name="Preformatted_20_Text">Masked <text:s text:c="9"/>GGCATTCTGAGTTTGGGTAGGGATAATGCAGAGAGGCAGAACTAAGGTGAGGCA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GGCTCTGCTGAGGTGCATGTGGGGACAGAGGGAGCACAACTTTGTGAGGGGAGAC</text:p>
      <text:p text:style-name="Preformatted_20_Text">Masked <text:s text:c="9"/>GGCCAGGCTCTGCTGAGGTGCATGTGGGGACAGAGGGAGCACAACTTTGTGAGGGG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CTGCCCACTCTTTCCAGCTGTCAGCGCTCCTTTCCCCACACAAAATGCCCCAGC</text:p>
      <text:p text:style-name="Preformatted_20_Text">Masked <text:s text:c="9"/>AAATGGCTGCCCACTCTTTCCAGCTGTCAGCGCTCCTTTCCCCACACAAAATGCC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CACTGTAGCCCTGCAACGCTCCTCCACCCTCCTTATCCCATTTTCTATAGCCTT</text:p>
      <text:p text:style-name="Preformatted_20_Text">Masked <text:s text:c="9"/>CCAACTCACTGTAGCCCTGCAACGCTCCTCCACCCTCCTTATCCCATTTTCTAT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TCACCTACTGATTCTAACAGCTTCCTGCCTCGCACGCCTTACCAAGATGGCCCTCA</text:p>
      <text:p text:style-name="Preformatted_20_Text">Masked <text:s text:c="9"/>CCCCTCACCTACTGATTCTAACAGCTTCCTGCCTCGCACGCCTTACCAAGATGGCC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CATGGACAGGATATCTGAACATCCTTCCCACGAGCCCAGAGCACACACTACTGAAA</text:p>
      <text:p text:style-name="Preformatted_20_Text">Masked <text:s text:c="9"/>GACCCATGGACAGGATATCTGAACATCCTTCCCACGAGCCCAGAGCACACACT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GCAGTCAGCTTAACACACATCACCTGCTATTTAGCTCATTAAACTGTCTAATCAA</text:p>
      <text:p text:style-name="Preformatted_20_Text">Masked <text:s text:c="9"/>ACTCAGCAGTCAGCTTAACACACATCACCTGCTATTTAGCTCATTAAACTGTCT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CCATCTGTGCCAGCTGTGCCCCTCAGCAAGGCATGAACTGTGGTGTGCGGGAAGTT</text:p>
      <text:p text:style-name="Preformatted_20_Text">Masked <text:s text:c="9"/>GCTGCCATCTGTGCCAGCTGTGCCCCTCAGCAAGGCATGAACTGTGGTGTGCGG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TAATGTGGTGCGTCTGAGCATGTCAGGGCTACTGGCCAACACAGTAGGCCCTGCA</text:p>
      <text:p text:style-name="Preformatted_20_Text">Masked <text:s text:c="9"/>AGGGGTAATGTGGTGCGTCTGAGCATGTCAGGGCTACTGGCCAACACAGTAGGCC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AGAGTTTTTCTGGTGCCTGTGGACCATTTATTAAAGGCTCGGCATTCCCATCTA</text:p>
      <text:p text:style-name="Preformatted_20_Text">Masked <text:s text:c="9"/>ATCAAGAGAGTTTTTCTGGTGCCTGTGGACCATTTATTAAAGGCTCGGCATTCC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GAGACAGGTTTTGCATCCAAACACAGGTTTTGCCTTCAAGGAAATGTTTCTTAGGG</text:p>
      <text:p text:style-name="Preformatted_20_Text"><text:soft-page-break/>Masked <text:s text:c="9"/>GTCAGAGACAGGTTTTGCATCCAAACACAGGTTTTGCCTTCAAGGAAATGTTTCT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GCCAACAGAGCTCAGGTCAAGCTATAAAAAAAAAAAAAAAAACTTCTGTCTTTTC</text:p>
      <text:p text:style-name="Preformatted_20_Text">Masked <text:s text:c="9"/>TCTGAGCCAACAGAGCTCAGGTCAAGCTATNNNNNNNNNNNNNNNNNCTTCTGTCTTTTC</text:p>
      <text:p text:style-name="Preformatted_20_Text"><text:s text:c="16"/>****************************** <text:s text:c="16"/>*************</text:p>
      <text:p text:style-name="Preformatted_20_Text"/>
      <text:p text:style-name="Preformatted_20_Text">Unmasked <text:s text:c="7"/>AAATATAAAATTGTTTTGTACTACAGGGGTTTTACATCAGCTTTTGATGTTCACGGGAAG</text:p>
      <text:p text:style-name="Preformatted_20_Text">Masked <text:s text:c="9"/>AAATATAAAATTGTTTTGTACTACAGGGGTTTTACATCAGCTTTTGATGTTCAC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TGCTCTGAAAGGAGTGGTTTAGTGCAGTGCTTACAGCCAAGCTGATCCCCAAGGA</text:p>
      <text:p text:style-name="Preformatted_20_Text">Masked <text:s text:c="9"/>AACTATGCTCTGAAAGGAGTGGTTTAGTGCAGTGCTTACAGCCAAGCTGATCCC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ACATGACTGTGACACTCTGGAGTATACTGGGCTTTCCTCCATAGCAGAAACATCT</text:p>
      <text:p text:style-name="Preformatted_20_Text">Masked <text:s text:c="9"/>CAAGCACATGACTGTGACACTCTGGAGTATACTGGGCTTTCCTCCATAGCAGA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ACAAAGTTTAATGGGCATGGGGAAGTTCTGACATCATCTTTTGCCTTCTTTCTTC</text:p>
      <text:p text:style-name="Preformatted_20_Text">Masked <text:s text:c="9"/>TCTTTACAAAGTTTAATGGGCATGGGGAAGTTCTGACATCATCTTTTGCCTTCT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CAAAAGCTGCCTCCCGTTAGTATAAAGAGATCTTGAGATGGTAATTATATTCAA</text:p>
      <text:p text:style-name="Preformatted_20_Text">Masked <text:s text:c="9"/>AGTTTTCAAAAGCTGCCTCCCGTTAGTATAAAGAGATCTTGAGATGGTAATTAT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CAAGGTTATAAGGATTTAATTATGGCAGTCTAAAAGAACCACAGCATCAACTTG</text:p>
      <text:p text:style-name="Preformatted_20_Text">Masked <text:s text:c="9"/>CACTTTCAAGGTTATAAGGATTTAATTATGGCAGTCTAAAAGAACCACAGCATCA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TTTCAGGGTATCCTGCCTGTCAGCTGTCCACAAATAGTATCTGGGAAGCCCAGC</text:p>
      <text:p text:style-name="Preformatted_20_Text">Masked <text:s text:c="9"/>ATGTGCTTTCAGGGTATCCTGCCTGTCAGCTGTCCACAAATAGTATCTGGGAAGC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CCGTATATATGACAGTGCATTTAGACATGAGACAATGCCGTTAATTTGCTCATGA</text:p>
      <text:p text:style-name="Preformatted_20_Text">Masked <text:s text:c="9"/>TGTTGCCGTATATATGACAGTGCATTTAGACATGAGACAATGCCGTTAATTTGC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TCAAACTTGTGTTAGAAATACTAAAACTGCTTTCAAATATCAACTTCGTGGAATT</text:p>
      <text:p text:style-name="Preformatted_20_Text">Masked <text:s text:c="9"/>CCACATCAAACTTGTGTTAGAAATACTAAAACTGCTTTCAAATATCAACTTCGTG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AGCACGCATTTCAGGAAGTCTGGCCCTGTCTTGCAGACACAAAGATAACACAGTC</text:p>
      <text:p text:style-name="Preformatted_20_Text">Masked <text:s text:c="9"/>GGAATAGCACGCATTTCAGGAAGTCTGGCCCTGTCTTGCAGACACAAAGATAACA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CTGACAAGAAATATAGAAATAAAAACAGAAGCTCCTGCCAGTGTTCATGAATATCA</text:p>
      <text:p text:style-name="Preformatted_20_Text">Masked <text:s text:c="9"/>TGCTCTGACAAGAAATATAGAAATAAAAACAGAAGCTCCTGCCAGTGTTCATGAA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TACAGAAAATCAGGTACTTTCCAAAATGACTCTGTAACTGGATCATAGCCATGG</text:p>
      <text:p text:style-name="Preformatted_20_Text">Masked <text:s text:c="9"/>AATTTCTACAGAAAATCAGGTACTTTCCAAAATGACTCTGTAACTGGATCATAG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TGTCATGGGCAGCAGCTGTATGGCACACACTCTCAGCACTGCTCCCAGGATTGGC</text:p>
      <text:p text:style-name="Preformatted_20_Text">Masked <text:s text:c="9"/>ATACCTGTCATGGGCAGCAGCTGTATGGCACACACTCTCAGCACTGCTCCCAGGATTG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CAATGCTAAGCAGGCATATTAACTCATTGCCTTGTCTTTTGACTATGTTAGAGTTA</text:p>
      <text:p text:style-name="Preformatted_20_Text">Masked <text:s text:c="9"/>ATAGCAATGCTAAGCAGGCATATTAACTCATTGCCTTGTCTTTTGACTATGTTAG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ATGTTATCTCCCAGGAGTGGCATGAAACTAGATAGACTAACCCTCTGAGAACAGG</text:p>
      <text:p text:style-name="Preformatted_20_Text">Masked <text:s text:c="9"/>TTGAAATGTTATCTCCCAGGAGTGGCATGAAACTAGATAGACTAACCCTCTGAGAA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GCAACTGATTTTCAGTAGGAAAAATAAATAATCTCTTCTGCTGAGCCTGGTCTGC</text:p>
      <text:p text:style-name="Preformatted_20_Text">Masked <text:s text:c="9"/>AATGTGCAACTGATTTTCAGTAGGAAAAATAAATAATCTCTTCTGCTGAGCCTGG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GGTGGCAAAAGACCTATGGGAGTTACTAGGAGACTGGAAGACAGGCTTCTGCGAA</text:p>
      <text:p text:style-name="Preformatted_20_Text">Masked <text:s text:c="9"/>CACTAGGTGGCAAAAGACCTATGGGAGTTACTAGGAGACTGGAAGACAGGCTTCTGC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ACTTGTTTTTCTTGAGCACTCCACATAACTGCGTGCATTTTACATTACAGGTGG</text:p>
      <text:p text:style-name="Preformatted_20_Text">Masked <text:s text:c="9"/>AAACTGACTTGTTTTTCTTGAGCACTCCACATAACTGCGTGCATTTTACATTACAG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CTACTTCTGACCTAGGAAGAGGACTGCCAGGCTTGCTTTACTGATATTAGTGCAC</text:p>
      <text:p text:style-name="Preformatted_20_Text">Masked <text:s text:c="9"/>AACAACTACTTCTGACCTAGGAAGAGGACTGCCAGGCTTGCTTTACTGATATTAG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GGAAGGGTCTCTCCCATGAACATTTTGTAGATGTGGTTTAAGGATTACCTGGCCA</text:p>
      <text:p text:style-name="Preformatted_20_Text">Masked <text:s text:c="9"/>CTGTCGGAAGGGTCTCTCCCATGAACATTTTGTAGATGTGGTTTAAGGATTACCT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ATTTCTGTGTTGTTCATCTCCCAGTCTCCCTCACAGTCAGTTCTGTTATTCT</text:p>
      <text:p text:style-name="Preformatted_20_Text">Masked <text:s text:c="9"/>AAAAAATAATTTCTGTGTTGTTCATCTCCCAGTCTCCCTCACAGTCAGTTCTG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CCTGTTTTGGAATCACATTGATCACTAAGATCAATGAAATGAAGCATGTTAAAA</text:p>
      <text:p text:style-name="Preformatted_20_Text">Masked <text:s text:c="9"/>ATCAGACCTGTTTTGGAATCACATTGATCACTAAGATCAATGAAATGAAGCATG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GGAAAGCAAAAAAGTTATGGGTTATTATTTTTTTTCTTAATATAATTTCACCTC</text:p>
      <text:p text:style-name="Preformatted_20_Text">Masked <text:s text:c="9"/>CAACAAGGAAAGCAAAAAAGTTATGGGTTATTATTTTTTTTCTTAATATAATTTC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CACAGCATATCGAGTAAAGATACCAACACAGCTGTGGCTGTAACAAGATCATGA</text:p>
      <text:p text:style-name="Preformatted_20_Text">Masked <text:s text:c="9"/>TCCATTCACAGCATATCGAGTAAAGATACCAACACAGCTGTGGCTGTAACAAGA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ACATTCTTTGTGAGCACTGACCTGGAAGCCCAAAGCTGTTTAGACAATTGTGACT</text:p>
      <text:p text:style-name="Preformatted_20_Text">Masked <text:s text:c="9"/>CTGTGACATTCTTTGTGAGCACTGACCTGGAAGCCCAAAGCTGTTTAGACAATTG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CCATTCTAGAATGAAGAACAACACCAATGTATGAAAGTTGCTTAAACTTAAAGCA</text:p>
      <text:p text:style-name="Preformatted_20_Text">Masked <text:s text:c="9"/>GACTGCCATTCTAGAATGAAGAACAACACCAATGTATGAAAGTTGCTTAAACTT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AGTCAGAGGCACTTTTTCTCCCTTTTATCTTTTGTCTATTTATGACAAAATAAAT</text:p>
      <text:p text:style-name="Preformatted_20_Text">Masked <text:s text:c="9"/>GAGCAAGTCAGAGGCACTTTTTCTCCCTTTTATCTTTTGTCTATTTATGACAAA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ATCAGCCATTTTTCTGAAAGATATGTGGAAACCAAAATTTGAGTAAATGCTCTAT</text:p>
      <text:p text:style-name="Preformatted_20_Text">Masked <text:s text:c="9"/>TATTAATCAGCCATTTTTCTGAAAGATATGTGGAAACCAAAATTTGAGTAAATGCTC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ACAAAAAGCACATAAGACTGCAGTGATAAATTTTGCACTCGAGGATTTTGGAAAGTCA</text:p>
      <text:p text:style-name="Preformatted_20_Text">Masked <text:s text:c="9"/>TAACAAAAAGCACATAAGACTGCAGTGATAAATTTTGCACTCGAGGATTTTG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TACCGGGCTTTAGATGCCAGTTCTGGTCTACACCAATTCTGGAATGGCATGCTT</text:p>
      <text:p text:style-name="Preformatted_20_Text">Masked <text:s text:c="9"/>TTGTTATACCGGGCTTTAGATGCCAGTTCTGGTCTACACCAATTCTGGAATGGC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CAAGAAGATACTATCTTTATTTGATATGTTTGTCACTCTTAAATCTGTGAAGTT</text:p>
      <text:p text:style-name="Preformatted_20_Text">Masked <text:s text:c="9"/>ACTATACAAGAAGATACTATCTTTATTTGATATGTTTGTCACTCTTAAATCTGT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TGCTGCTTCTGCTTCTGTTTTTGCGGAAAGTAGAAAAAAGAACGTACAAAACAGC</text:p>
      <text:p text:style-name="Preformatted_20_Text">Masked <text:s text:c="9"/>GTTATTGCTGCTTCTGCTTCTGTTTTTGCGGAAAGTAGAAAAAAGAACGTACAA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TGTGCTTTCAGGCTGGTAGGTTCATGTTCCTTAAAATATTAATTCTTTCAGATTC</text:p>
      <text:p text:style-name="Preformatted_20_Text">Masked <text:s text:c="9"/>TCCAGTGTGCTTTCAGGCTGGTAGGTTCATGTTCCTTAAAATATTAATTCTTTC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CAGATAAAAATAACGAATTCCCCCAAAGTACTCAGAAACATACTCCACTCTACG</text:p>
      <text:p text:style-name="Preformatted_20_Text">Masked <text:s text:c="9"/>TTTCTTCAGATAAAAATAACGAATTCCCCCAAAGTACTCAGAAACATACTCCACTCT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AAATAGAGGGGATCCAGGAAGCTATTGCACCTGCAAGTATAAAATGAATCATAC</text:p>
      <text:p text:style-name="Preformatted_20_Text">Masked <text:s text:c="9"/>TGGAAGAAATAGAGGGGATCCAGGAAGCTATTGCACCTGCAAGTATAAAATGAAT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GTAGATGAGCAACGTTCACAGCACTTTTGCAGCCTAAACTGTGATTTTCAGTGTT</text:p>
      <text:p text:style-name="Preformatted_20_Text">Masked <text:s text:c="9"/>ACATTGTAGATGAGCAACGTTCACAGCACTTTTGCAGCCTAAACTGTGATTTTC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GCAATTCATTTTCTCAGCAGCATTCTATCAATTAGGAATGTCTTTACAACTGTG</text:p>
      <text:p text:style-name="Preformatted_20_Text">Masked <text:s text:c="9"/>TTTGTTGCAATTCATTTTCTCAGCAGCATTCTATCAATTAGGAATGTCTTTACAA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GATGAAAAAGAAGACAGGAACTCTCTAGCACTCAGAGCTGCAAAGAGGAGTTCAT</text:p>
      <text:p text:style-name="Preformatted_20_Text">Masked <text:s text:c="9"/>CAGTGGATGAAAAAGAAGACAGGAACTCTCTAGCACTCAGAGCTGCAAAGAGG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GATCACTGTATGATTTGCCTGATAGTGTGAGCCATAACTTGCAGTAGTGTTTACC</text:p>
      <text:p text:style-name="Preformatted_20_Text">Masked <text:s text:c="9"/>TCTTTGATCACTGTATGATTTGCCTGATAGTGTGAGCCATAACTTGCAGTAGTGTT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GAAATGACTATATTGTTACATATAGCACTGTAAAACAGTTGTGCAGTCTGCCAAA</text:p>
      <text:p text:style-name="Preformatted_20_Text">Masked <text:s text:c="9"/>AGTGCGAAATGACTATATTGTTACATATAGCACTGTAAAACAGTTGTGCAGTCTG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TAGCAAGTTACAAAGTCCAGTCTGCTTTAAGACTAATGATAAAAGCTTCATCACT</text:p>
      <text:p text:style-name="Preformatted_20_Text">Masked <text:s text:c="9"/>TAGAATAGCAAGTTACAAAGTCCAGTCTGCTTTAAGACTAATGATAAAAGCTTCA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TCAATGTGTATTTTCACAAATAAATATGAGTTTATAAATCAAATACAGGGCATAG</text:p>
      <text:p text:style-name="Preformatted_20_Text">Masked <text:s text:c="9"/>TTCAATCAATGTGTATTTTCACAAATAAATATGAGTTTATAAATCAAATACAGGG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AAATAGCATGAAGAATATTGCTCAGATCTGCATTTCTCCCACTAAGAAAAAAAC</text:p>
      <text:p text:style-name="Preformatted_20_Text">Masked <text:s text:c="9"/>CAGAATAAATAGCATGAAGAATATTGCTCAGATCTGCATTTCTCCCACTAAGAAAAAA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TGATGTAATTTAAAAAAAAAATTCAGTGGCAAGTGACAAATACAGAGAAAGTAGCAGT</text:p>
      <text:p text:style-name="Preformatted_20_Text">Masked <text:s text:c="9"/>ATTGATGTAATTTAAAAAAAAAATTCAGTGGCAAGTGACAAATACAGAGAAAGTA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ATCTCAAGTAAGCTTCCTCCAACAGTCTAATAGTCTTCTGAACTAGCTAAAATA</text:p>
      <text:p text:style-name="Preformatted_20_Text">Masked <text:s text:c="9"/>ATTTTTATCTCAAGTAAGCTTCCTCCAACAGTCTAATAGTCTTCTGAACTAGC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TTTGTAAAAGTAATCCAGAAATGTCAAGCAACTCCAATGCTTTAATTAGACATT</text:p>
      <text:p text:style-name="Preformatted_20_Text">Masked <text:s text:c="9"/>GAAATGTTTGTAAAAGTAATCCAGAAATGTCAAGCAACTCCAATGCTTT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CAAAAATTAAAAAAAAAAAAAAAAATGCACAGAAGAAGAAGTGATGAATAATGAGGAAGA</text:p>
      <text:p text:style-name="Preformatted_20_Text">Masked <text:s text:c="9"/>NNNNNNNNNNNNNNNNNNNNNNNNNTGCACAGAAGAAGAAGTGATGAATAATGAGGAAGA</text:p>
      <text:p text:style-name="Preformatted_20_Text"><text:s text:c="41"/>***********************************</text:p>
      <text:p text:style-name="Preformatted_20_Text"/>
      <text:p text:style-name="Preformatted_20_Text">Unmasked <text:s text:c="7"/>ACCAAACAACGTCTAGTGTAGCTCAAGACAAATTTTTTCATCTGCGATCTCATTACCATG</text:p>
      <text:p text:style-name="Preformatted_20_Text">Masked <text:s text:c="9"/>ACCAAACAACGTCTAGTGTAGCTCAAGACAAATTTTTTCATCTGCGATCTCATT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CTCCAGAAACTTCACTGAGCTGTATTTAGCAGAGGGCTGTGCCTTATGTTTTGGA</text:p>
      <text:p text:style-name="Preformatted_20_Text">Masked <text:s text:c="9"/>CAGAGCTCCAGAAACTTCACTGAGCTGTATTTAGCAGAGGGCTGTGCCTTATGT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CTTCAGCACAAACACAGGTTTGGAGTTTCTCATAAAGCTCATTTTCTCAGTATCA</text:p>
      <text:p text:style-name="Preformatted_20_Text">Masked <text:s text:c="9"/>TTTATCTTCAGCACAAACACAGGTTTGGAGTTTCTCATAAAGCTCATTTTCTCAG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ATCCCATATCATACTTCAAAGTCTTTGATTTGTGCCGTAAACTGAGAGGCAA</text:p>
      <text:p text:style-name="Preformatted_20_Text">Masked <text:s text:c="9"/>ATTTTCTTATCCCATATCATACTTCAAAGTCTTTGATTTGTGCCGTAAACTGAG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TGAGGGGAAAAAAAAAAAAAAAAAAGAAGTATGATCATAATTTAAAAACAACAAC</text:p>
      <text:p text:style-name="Preformatted_20_Text">Masked <text:s text:c="9"/>AATGGTGAGGGGNNNNNNNNNNNNNNNNNNNNNGTATGATCATAATTTAAAAACAACAAC</text:p>
      <text:p text:style-name="Preformatted_20_Text"><text:s text:c="16"/>************ <text:s text:c="20"/>***************************</text:p>
      <text:p text:style-name="Preformatted_20_Text"/>
      <text:p text:style-name="Preformatted_20_Text">Unmasked <text:s text:c="7"/>AACAAAAACTCTGTTAAAGCAAAAGCTTTAGAAAAAAAAATGGCCAGCAGAATGTCTTGA</text:p>
      <text:p text:style-name="Preformatted_20_Text">Masked <text:s text:c="9"/>AACAAAAACTCTGTTAAAGCAAAAGCTTTAGAAAAAAAAATGGCCAGCAGAATGT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TACTGGCAAGAATGGGAGCAAAAAAAACATGTTAGCTGATGTCTTAGGTTGATGT</text:p>
      <text:p text:style-name="Preformatted_20_Text">Masked <text:s text:c="9"/>GAAACTACTGGCAAGAATGGGAGCAAAAAAAACATGTTAGCTGATGTCTTAGGT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GAATGGATGCAGTGATTCTTGTTGGCAGCAGGTGGTTAGACTTCATGACCCAAGAG</text:p>
      <text:p text:style-name="Preformatted_20_Text">Masked <text:s text:c="9"/>GTAGGAATGGATGCAGTGATTCTTGTTGGCAGCAGGTGGTTAGACTTCATGACCC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GATATGCTTTCTTTAAGTTTTTAATTCCCACAAATATTTCCTTAAATACTGTTCTG</text:p>
      <text:p text:style-name="Preformatted_20_Text">Masked <text:s text:c="9"/>GCTCGATATGCTTTCTTTAAGTTTTTAATTCCCACAAATATTTCCTTAAATACTG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AAAACTTGTACGTACCAATATAGCTTTATGGGACTGCAATATGGTAAATGCAA</text:p>
      <text:p text:style-name="Preformatted_20_Text">Masked <text:s text:c="9"/>TAAAATTAAAACTTGTACGTACCAATATAGCTTTATGGGACTGCAATATGGTAA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GAGCTTACACTGCTCATGAACATAGCTAGTGGCAACAGCCAGTCTGAACATATTT</text:p>
      <text:p text:style-name="Preformatted_20_Text"><text:soft-page-break/>Masked <text:s text:c="9"/>TGCTGGAGCTTACACTGCTCATGAACATAGCTAGTGGCAACAGCCAGTCTGAAC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CCCTTTTCCTCTGCCA</text:p>
      <text:p text:style-name="Preformatted_20_Text">Masked <text:s text:c="9"/>TAGTTCCCTTTTCCTCTGCCA</text:p>
      <text:p text:style-name="P2"><text:s text:c="16"/>*********************</text:p>
      <text:p text:style-name="Horizontal_20_Line"><text:bookmark text:name="clustalw.dnd"/></text:p>
      <text:p text:style-name="Preformatted_20_Text"><text:a xlink:type="simple" xlink:href="https://www.genome.jp/tools-bin/pushfile?220404215422XtgG8+clustalw.dnd" text:style-name="Internet_20_link" text:visited-style-name="Visited_20_Internet_20_Link">clustalw.dnd</text:a></text:p>
      <text:p text:style-name="Preformatted_20_Text"/>
      <text:p text:style-name="P2">(Unmasked:0.089115,Masked:0.089115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8:25:14.665641716</meta:creation-date>
    <dc:date>2022-04-08T12:21:59.315107671</dc:date>
    <meta:editing-duration>PT24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3" meta:paragraph-count="1416" meta:word-count="2338" meta:character-count="106269" meta:non-whitespace-character-count="85469"/>
  </office:meta>
</office:document-meta>
</file>